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M Mono 8" svg:font-family="'LM Mono 8'"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officeooo:rsid="000c39c4" officeooo:paragraph-rsid="000c39c4"/>
    </style:style>
    <style:style style:name="P2" style:family="paragraph" style:parent-style-name="Standard">
      <style:paragraph-properties fo:line-height="200%"/>
      <style:text-properties officeooo:rsid="000c39c4" officeooo:paragraph-rsid="00196cfb"/>
    </style:style>
    <style:style style:name="P3" style:family="paragraph" style:parent-style-name="Standard">
      <style:paragraph-properties fo:line-height="200%"/>
      <style:text-properties officeooo:rsid="000c39c4" officeooo:paragraph-rsid="002838ce"/>
    </style:style>
    <style:style style:name="P4" style:family="paragraph" style:parent-style-name="Standard">
      <style:paragraph-properties fo:line-height="200%" fo:text-align="center" style:justify-single-word="false"/>
      <style:text-properties officeooo:rsid="000c39c4" officeooo:paragraph-rsid="000c39c4"/>
    </style:style>
    <style:style style:name="P5" style:family="paragraph" style:parent-style-name="Standard">
      <style:paragraph-properties fo:line-height="200%"/>
      <style:text-properties officeooo:rsid="000c39c4" officeooo:paragraph-rsid="0029cf8c"/>
    </style:style>
    <style:style style:name="P6" style:family="paragraph" style:parent-style-name="Standard">
      <style:paragraph-properties fo:line-height="200%" fo:text-align="center" style:justify-single-word="false"/>
      <style:text-properties fo:font-size="15pt" officeooo:rsid="000df652" officeooo:paragraph-rsid="000df652" style:font-size-asian="15pt" style:font-size-complex="15pt"/>
    </style:style>
    <style:style style:name="P7" style:family="paragraph" style:parent-style-name="Standard">
      <style:paragraph-properties fo:line-height="200%" fo:text-align="center" style:justify-single-word="false"/>
      <style:text-properties fo:font-size="13pt" style:text-underline-style="solid" style:text-underline-width="auto" style:text-underline-color="font-color" officeooo:rsid="000eb5da" officeooo:paragraph-rsid="000eb5da" style:font-size-asian="13pt" style:font-size-complex="13pt"/>
    </style:style>
    <style:style style:name="P8" style:family="paragraph" style:parent-style-name="Standard">
      <style:paragraph-properties fo:line-height="200%" fo:text-align="center" style:justify-single-word="false"/>
      <style:text-properties fo:font-size="13pt" style:text-underline-style="solid" style:text-underline-width="auto" style:text-underline-color="font-color" officeooo:rsid="0023e385" officeooo:paragraph-rsid="0023e385" style:font-size-asian="13pt" style:font-size-complex="13pt"/>
    </style:style>
    <style:style style:name="P9" style:family="paragraph" style:parent-style-name="Standard">
      <style:paragraph-properties fo:line-height="200%" fo:text-align="center" style:justify-single-word="false"/>
      <style:text-properties fo:font-size="13pt" style:text-underline-style="solid" style:text-underline-width="auto" style:text-underline-color="font-color" officeooo:rsid="0024c290" officeooo:paragraph-rsid="0024c290" style:font-size-asian="13pt" style:font-size-complex="13pt"/>
    </style:style>
    <style:style style:name="P10" style:family="paragraph" style:parent-style-name="Standard">
      <style:paragraph-properties fo:line-height="200%" fo:text-align="center" style:justify-single-word="false"/>
      <style:text-properties fo:font-size="13pt" style:text-underline-style="solid" style:text-underline-width="auto" style:text-underline-color="font-color" officeooo:rsid="000c39c4" officeooo:paragraph-rsid="000c39c4" style:font-size-asian="13pt" style:font-size-complex="13pt"/>
    </style:style>
    <style:style style:name="P11" style:family="paragraph" style:parent-style-name="Standard">
      <style:paragraph-properties fo:line-height="200%" fo:text-align="center" style:justify-single-word="false"/>
      <style:text-properties fo:font-size="13pt" style:text-underline-style="solid" style:text-underline-width="auto" style:text-underline-color="font-color" officeooo:rsid="001b375d" officeooo:paragraph-rsid="001b375d" style:font-size-asian="11.3500003814697pt" style:font-size-complex="13pt"/>
    </style:style>
    <style:style style:name="P12" style:family="paragraph" style:parent-style-name="Standard">
      <style:paragraph-properties fo:line-height="200%" fo:text-align="center" style:justify-single-word="false"/>
      <style:text-properties fo:font-size="13pt" style:text-underline-style="solid" style:text-underline-width="auto" style:text-underline-color="font-color" officeooo:rsid="00156d80" officeooo:paragraph-rsid="00156d80" style:font-size-asian="11.3500003814697pt" style:font-size-complex="13pt"/>
    </style:style>
    <style:style style:name="P13" style:family="paragraph" style:parent-style-name="Standard">
      <style:paragraph-properties fo:line-height="200%" fo:text-align="center" style:justify-single-word="false"/>
      <style:text-properties fo:font-size="13pt" style:text-underline-style="solid" style:text-underline-width="auto" style:text-underline-color="font-color" officeooo:rsid="002838ce" officeooo:paragraph-rsid="002838ce" style:font-size-asian="11.3500003814697pt" style:font-size-complex="13pt"/>
    </style:style>
    <style:style style:name="P14" style:family="paragraph" style:parent-style-name="Standard">
      <style:paragraph-properties fo:line-height="100%" fo:text-align="center" style:justify-single-word="false"/>
      <style:text-properties fo:font-size="10.5pt" officeooo:rsid="000df652" officeooo:paragraph-rsid="000df652" style:font-size-asian="10.5pt" style:font-size-complex="10.5pt"/>
    </style:style>
    <style:style style:name="P15" style:family="paragraph" style:parent-style-name="Standard">
      <style:paragraph-properties fo:line-height="100%" fo:text-align="center" style:justify-single-word="false"/>
      <style:text-properties fo:font-size="10.5pt" officeooo:rsid="000eb5da" officeooo:paragraph-rsid="000eb5da" style:font-size-asian="10.5pt" style:font-size-complex="10.5pt"/>
    </style:style>
    <style:style style:name="P16" style:family="paragraph" style:parent-style-name="Standard">
      <style:paragraph-properties fo:line-height="100%" fo:text-align="center" style:justify-single-word="false"/>
      <style:text-properties fo:font-size="20pt" officeooo:rsid="000df652" officeooo:paragraph-rsid="000eb5da" style:font-size-asian="20pt" style:font-size-complex="20pt"/>
    </style:style>
    <style:style style:name="P17" style:family="paragraph" style:parent-style-name="Standard">
      <style:paragraph-properties fo:line-height="200%"/>
      <style:text-properties officeooo:rsid="000eb5da" officeooo:paragraph-rsid="001a56d7"/>
    </style:style>
    <style:style style:name="P18" style:family="paragraph" style:parent-style-name="Standard">
      <style:paragraph-properties fo:line-height="200%"/>
      <style:text-properties officeooo:rsid="000eb5da" officeooo:paragraph-rsid="002213d0"/>
    </style:style>
    <style:style style:name="P19" style:family="paragraph" style:parent-style-name="Standard">
      <style:paragraph-properties fo:line-height="200%" fo:text-align="start" style:justify-single-word="false"/>
      <style:text-properties fo:font-size="12pt" style:text-underline-style="none" officeooo:rsid="001b375d" officeooo:paragraph-rsid="001b375d" style:font-size-asian="10.5pt" style:font-size-complex="12pt"/>
    </style:style>
    <style:style style:name="P20" style:family="paragraph" style:parent-style-name="Standard">
      <style:paragraph-properties fo:line-height="200%" fo:text-align="start" style:justify-single-word="false"/>
      <style:text-properties fo:font-size="12pt" style:text-underline-style="none" officeooo:rsid="002213d0" officeooo:paragraph-rsid="002213d0" style:font-size-asian="10.5pt" style:font-size-complex="12pt"/>
    </style:style>
    <style:style style:name="P21" style:family="paragraph" style:parent-style-name="Standard">
      <style:paragraph-properties fo:line-height="100%"/>
      <style:text-properties style:font-name="LM Mono 8" fo:font-size="10pt" officeooo:rsid="000c39c4" officeooo:paragraph-rsid="000c39c4" style:font-size-asian="10pt" style:font-size-complex="10pt"/>
    </style:style>
    <style:style style:name="P22" style:family="paragraph" style:parent-style-name="Standard">
      <style:paragraph-properties fo:line-height="100%" fo:text-align="start" style:justify-single-word="false"/>
      <style:text-properties style:font-name="LM Mono 8" fo:font-size="10pt" officeooo:rsid="000c39c4" officeooo:paragraph-rsid="000c39c4" style:font-size-asian="10pt" style:font-size-complex="10pt"/>
    </style:style>
    <style:style style:name="P23" style:family="paragraph" style:parent-style-name="Standard">
      <style:paragraph-properties fo:line-height="200%"/>
      <style:text-properties style:font-name="LM Mono 8" fo:font-size="10pt" officeooo:rsid="000c39c4" officeooo:paragraph-rsid="000c39c4" style:font-size-asian="10pt" style:font-size-complex="10pt"/>
    </style:style>
    <style:style style:name="P24" style:family="paragraph" style:parent-style-name="Standard">
      <style:paragraph-properties fo:line-height="200%" fo:text-align="center" style:justify-single-word="false"/>
      <style:text-properties fo:font-size="13pt" style:text-underline-style="solid" style:text-underline-width="auto" style:text-underline-color="font-color" officeooo:rsid="002838ce" officeooo:paragraph-rsid="00156d80" style:font-size-asian="11.3500003814697pt" style:font-size-complex="13pt"/>
    </style:style>
    <style:style style:name="P25" style:family="paragraph" style:parent-style-name="Standard">
      <style:paragraph-properties fo:line-height="200%" fo:text-align="center" style:justify-single-word="false"/>
      <style:text-properties fo:font-size="13pt" style:text-underline-style="solid" style:text-underline-width="auto" style:text-underline-color="font-color" officeooo:rsid="00478a88" officeooo:paragraph-rsid="00478a88" style:font-size-asian="11.3500003814697pt" style:font-size-complex="13pt"/>
    </style:style>
    <style:style style:name="P26" style:family="paragraph" style:parent-style-name="Standard">
      <style:paragraph-properties fo:line-height="200%" fo:text-align="center" style:justify-single-word="false"/>
      <style:text-properties fo:font-size="13pt" style:text-underline-style="solid" style:text-underline-width="auto" style:text-underline-color="font-color" officeooo:rsid="0050add6" officeooo:paragraph-rsid="0050add6" style:font-size-asian="11.3500003814697pt" style:font-size-complex="13pt"/>
    </style:style>
    <style:style style:name="P27" style:family="paragraph" style:parent-style-name="Standard">
      <style:paragraph-properties fo:line-height="200%" fo:text-align="center" style:justify-single-word="false"/>
      <style:text-properties fo:font-size="13pt" style:text-underline-style="solid" style:text-underline-width="auto" style:text-underline-color="font-color" officeooo:rsid="0056ae1d" officeooo:paragraph-rsid="0056ae1d" style:font-size-asian="11.3500003814697pt" style:font-size-complex="13pt"/>
    </style:style>
    <style:style style:name="P28" style:family="paragraph" style:parent-style-name="Standard">
      <style:paragraph-properties fo:line-height="200%" fo:text-align="center" style:justify-single-word="false"/>
      <style:text-properties fo:font-size="13pt" style:text-underline-style="solid" style:text-underline-width="auto" style:text-underline-color="font-color" officeooo:rsid="000c39c4" officeooo:paragraph-rsid="000c39c4" style:font-size-asian="13pt" style:font-size-complex="13pt"/>
    </style:style>
    <style:style style:name="P29" style:family="paragraph" style:parent-style-name="Standard">
      <style:paragraph-properties fo:line-height="200%" fo:text-align="start" style:justify-single-word="false"/>
      <style:text-properties fo:font-size="12pt" style:text-underline-style="none" officeooo:rsid="002e154a" officeooo:paragraph-rsid="002e154a" style:font-size-asian="10.5pt" style:font-size-complex="12pt"/>
    </style:style>
    <style:style style:name="P30" style:family="paragraph" style:parent-style-name="Standard">
      <style:paragraph-properties fo:line-height="200%" fo:text-align="start" style:justify-single-word="false"/>
      <style:text-properties fo:font-size="12pt" style:text-underline-style="none" officeooo:rsid="003338c3" officeooo:paragraph-rsid="003338c3" style:font-size-asian="10.5pt" style:font-size-complex="12pt"/>
    </style:style>
    <style:style style:name="P31" style:family="paragraph" style:parent-style-name="Standard">
      <style:paragraph-properties fo:line-height="200%" fo:text-align="start" style:justify-single-word="false"/>
      <style:text-properties fo:font-size="12pt" style:text-underline-style="none" officeooo:rsid="004ac189" officeooo:paragraph-rsid="004ac189" style:font-size-asian="10.5pt" style:font-size-complex="12pt"/>
    </style:style>
    <style:style style:name="P32" style:family="paragraph" style:parent-style-name="Standard">
      <style:paragraph-properties fo:line-height="200%" fo:text-align="start" style:justify-single-word="false"/>
      <style:text-properties fo:font-size="12pt" style:text-underline-style="none" officeooo:rsid="0050add6" officeooo:paragraph-rsid="0050add6" style:font-size-asian="10.5pt" style:font-size-complex="12pt"/>
    </style:style>
    <style:style style:name="P33" style:family="paragraph" style:parent-style-name="Standard">
      <style:paragraph-properties fo:line-height="200%"/>
      <style:text-properties officeooo:rsid="000c39c4" officeooo:paragraph-rsid="00352c73"/>
    </style:style>
    <style:style style:name="P34" style:family="paragraph" style:parent-style-name="Standard">
      <style:paragraph-properties fo:line-height="200%" fo:text-align="center" style:justify-single-word="false"/>
      <style:text-properties officeooo:rsid="000c39c4" officeooo:paragraph-rsid="00352c73"/>
    </style:style>
    <style:style style:name="P35" style:family="paragraph" style:parent-style-name="Standard">
      <style:paragraph-properties fo:line-height="200%" fo:text-align="center" style:justify-single-word="false"/>
      <style:text-properties officeooo:rsid="000c39c4" officeooo:paragraph-rsid="0053b43c"/>
    </style:style>
    <style:style style:name="P36" style:family="paragraph" style:parent-style-name="Standard">
      <style:paragraph-properties fo:line-height="200%" fo:text-align="center" style:justify-single-word="false"/>
      <style:text-properties officeooo:rsid="000c39c4" officeooo:paragraph-rsid="0053d20e"/>
    </style:style>
    <style:style style:name="P37" style:family="paragraph" style:parent-style-name="Standard">
      <style:paragraph-properties fo:line-height="200%"/>
      <style:text-properties officeooo:rsid="000c39c4" officeooo:paragraph-rsid="003a80d2"/>
    </style:style>
    <style:style style:name="P38" style:family="paragraph" style:parent-style-name="Standard">
      <style:paragraph-properties fo:line-height="200%"/>
      <style:text-properties officeooo:rsid="000c39c4" officeooo:paragraph-rsid="000c39c4"/>
    </style:style>
    <style:style style:name="P39" style:family="paragraph" style:parent-style-name="Standard">
      <style:paragraph-properties fo:line-height="200%"/>
      <style:text-properties officeooo:rsid="000c39c4" officeooo:paragraph-rsid="003fb674"/>
    </style:style>
    <style:style style:name="P40" style:family="paragraph" style:parent-style-name="Standard">
      <style:paragraph-properties fo:line-height="200%"/>
      <style:text-properties officeooo:rsid="000c39c4" officeooo:paragraph-rsid="00478a88"/>
    </style:style>
    <style:style style:name="P41" style:family="paragraph" style:parent-style-name="Standard">
      <style:paragraph-properties fo:line-height="200%"/>
      <style:text-properties officeooo:rsid="000c39c4" officeooo:paragraph-rsid="004c4f84"/>
    </style:style>
    <style:style style:name="P42" style:family="paragraph" style:parent-style-name="Standard">
      <style:paragraph-properties fo:line-height="200%"/>
      <style:text-properties officeooo:rsid="000c39c4" officeooo:paragraph-rsid="004e91ec"/>
    </style:style>
    <style:style style:name="P43" style:family="paragraph" style:parent-style-name="Standard">
      <style:paragraph-properties fo:line-height="200%"/>
      <style:text-properties officeooo:rsid="000c39c4" officeooo:paragraph-rsid="0052634e"/>
    </style:style>
    <style:style style:name="P44" style:family="paragraph" style:parent-style-name="Standard">
      <style:paragraph-properties fo:line-height="200%"/>
      <style:text-properties officeooo:rsid="000c39c4" officeooo:paragraph-rsid="0053b43c"/>
    </style:style>
    <style:style style:name="P45" style:family="paragraph" style:parent-style-name="Standard">
      <style:paragraph-properties fo:line-height="200%"/>
      <style:text-properties officeooo:rsid="000c39c4" officeooo:paragraph-rsid="0053d20e"/>
    </style:style>
    <style:style style:name="P46" style:family="paragraph" style:parent-style-name="Standard">
      <style:paragraph-properties fo:line-height="200%"/>
      <style:text-properties officeooo:rsid="000c39c4" officeooo:paragraph-rsid="00196cfb"/>
    </style:style>
    <style:style style:name="P47" style:family="paragraph" style:parent-style-name="Standard">
      <style:paragraph-properties fo:line-height="100%"/>
      <style:text-properties officeooo:rsid="000c39c4" officeooo:paragraph-rsid="000c39c4"/>
    </style:style>
    <style:style style:name="P48" style:family="paragraph" style:parent-style-name="Standard">
      <style:paragraph-properties fo:line-height="100%"/>
      <style:text-properties officeooo:rsid="000c39c4" officeooo:paragraph-rsid="004abfb2"/>
    </style:style>
    <style:style style:name="P49" style:family="paragraph" style:parent-style-name="Standard">
      <style:paragraph-properties fo:line-height="200%" fo:text-align="center" style:justify-single-word="false"/>
      <style:text-properties style:font-name="LM Mono 8" fo:font-size="10pt" officeooo:rsid="000c39c4" officeooo:paragraph-rsid="000c39c4" style:font-size-asian="10pt" style:font-size-complex="10pt"/>
    </style:style>
    <style:style style:name="P50" style:family="paragraph" style:parent-style-name="Standard">
      <style:paragraph-properties fo:line-height="100%"/>
      <style:text-properties style:font-name="LM Mono 8" fo:font-size="10pt" officeooo:rsid="000c39c4" officeooo:paragraph-rsid="000c39c4" style:font-size-asian="10pt" style:font-size-complex="10pt"/>
    </style:style>
    <style:style style:name="P51" style:family="paragraph" style:parent-style-name="Standard">
      <style:paragraph-properties fo:line-height="100%"/>
      <style:text-properties style:font-name="LM Mono 8" fo:font-size="10pt" officeooo:rsid="000c39c4" officeooo:paragraph-rsid="004abfb2" style:font-size-asian="10pt" style:font-size-complex="10pt"/>
    </style:style>
    <style:style style:name="P52" style:family="paragraph" style:parent-style-name="Standard">
      <style:paragraph-properties fo:line-height="100%"/>
      <style:text-properties style:font-name="LM Mono 8" fo:font-size="10pt" officeooo:rsid="00236f71" officeooo:paragraph-rsid="004abfb2" style:font-size-asian="10pt" style:font-size-complex="10pt"/>
    </style:style>
    <style:style style:name="P53" style:family="paragraph" style:parent-style-name="Standard">
      <style:paragraph-properties fo:line-height="200%"/>
      <style:text-properties officeooo:rsid="000eb5da" officeooo:paragraph-rsid="004e91ec"/>
    </style:style>
    <style:style style:name="P54" style:family="paragraph" style:parent-style-name="Standard">
      <style:paragraph-properties fo:line-height="200%"/>
      <style:text-properties officeooo:rsid="0053b43c" officeooo:paragraph-rsid="0053b43c"/>
    </style:style>
    <style:style style:name="P55" style:family="paragraph" style:parent-style-name="Standard">
      <style:paragraph-properties fo:line-height="200%"/>
      <style:text-properties officeooo:rsid="0053d20e" officeooo:paragraph-rsid="0053d20e"/>
    </style:style>
    <style:style style:name="P56" style:family="paragraph" style:parent-style-name="Standard">
      <style:paragraph-properties fo:line-height="200%"/>
      <style:text-properties officeooo:rsid="0053d20e" officeooo:paragraph-rsid="00540a8b"/>
    </style:style>
    <style:style style:name="P57" style:family="paragraph" style:parent-style-name="Standard">
      <style:paragraph-properties fo:line-height="200%" fo:text-align="center" style:justify-single-word="false"/>
      <style:text-properties officeooo:rsid="0053d20e" officeooo:paragraph-rsid="00560024"/>
    </style:style>
    <style:style style:name="P58" style:family="paragraph" style:parent-style-name="Standard">
      <style:paragraph-properties fo:line-height="200%"/>
      <style:text-properties officeooo:rsid="00560024" officeooo:paragraph-rsid="00560024"/>
    </style:style>
    <style:style style:name="P59" style:family="paragraph" style:parent-style-name="Standard">
      <style:paragraph-properties fo:line-height="100%"/>
      <style:text-properties style:font-name="LM Mono 8" fo:font-size="10pt" officeooo:rsid="0056ae1d" officeooo:paragraph-rsid="0056ae1d" style:font-size-asian="8.75pt" style:font-size-complex="10pt"/>
    </style:style>
    <style:style style:name="P60" style:family="paragraph" style:parent-style-name="Standard">
      <style:paragraph-properties fo:line-height="100%"/>
      <style:text-properties officeooo:rsid="0056ae1d" officeooo:paragraph-rsid="0056ae1d"/>
    </style:style>
    <style:style style:name="P61" style:family="paragraph" style:parent-style-name="Standard">
      <style:paragraph-properties fo:line-height="200%"/>
      <style:text-properties officeooo:rsid="0058a3eb" officeooo:paragraph-rsid="0058a3eb"/>
    </style:style>
    <style:style style:name="P62" style:family="paragraph" style:parent-style-name="Standard">
      <style:paragraph-properties fo:line-height="200%"/>
      <style:text-properties officeooo:rsid="00126f92" officeooo:paragraph-rsid="00196cfb"/>
    </style:style>
    <style:style style:name="P63"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26f92"/>
    </style:style>
    <style:style style:name="T2" style:family="text">
      <style:text-properties officeooo:rsid="00153da9"/>
    </style:style>
    <style:style style:name="T3" style:family="text">
      <style:text-properties officeooo:rsid="00178795"/>
    </style:style>
    <style:style style:name="T4" style:family="text">
      <style:text-properties officeooo:rsid="00236f71"/>
    </style:style>
    <style:style style:name="T5" style:family="text">
      <style:text-properties officeooo:rsid="0024c290"/>
    </style:style>
    <style:style style:name="T6" style:family="text">
      <style:text-properties officeooo:rsid="002838ce"/>
    </style:style>
    <style:style style:name="T7" style:family="text">
      <style:text-properties officeooo:rsid="0028af46"/>
    </style:style>
    <style:style style:name="T8" style:family="text">
      <style:text-properties officeooo:rsid="0029cf8c"/>
    </style:style>
    <style:style style:name="T9" style:family="text">
      <style:text-properties officeooo:rsid="002ca202"/>
    </style:style>
    <style:style style:name="T10" style:family="text">
      <style:text-properties officeooo:rsid="002e2d67"/>
    </style:style>
    <style:style style:name="T11" style:family="text">
      <style:text-properties officeooo:rsid="002fcb28"/>
    </style:style>
    <style:style style:name="T12" style:family="text">
      <style:text-properties style:font-name="LM Mono 8" fo:font-size="10pt" style:font-size-asian="10pt" style:font-size-complex="10pt"/>
    </style:style>
    <style:style style:name="T13" style:family="text">
      <style:text-properties officeooo:rsid="0030a956"/>
    </style:style>
    <style:style style:name="T14" style:family="text">
      <style:text-properties officeooo:rsid="00327684"/>
    </style:style>
    <style:style style:name="T15" style:family="text">
      <style:text-properties officeooo:rsid="003338c3"/>
    </style:style>
    <style:style style:name="T16" style:family="text">
      <style:text-properties officeooo:rsid="00352c73"/>
    </style:style>
    <style:style style:name="T17" style:family="text">
      <style:text-properties officeooo:rsid="00386446"/>
    </style:style>
    <style:style style:name="T18" style:family="text">
      <style:text-properties officeooo:rsid="00392ce4"/>
    </style:style>
    <style:style style:name="T19" style:family="text">
      <style:text-properties officeooo:rsid="003a152c"/>
    </style:style>
    <style:style style:name="T20" style:family="text">
      <style:text-properties officeooo:rsid="003a80d2"/>
    </style:style>
    <style:style style:name="T21" style:family="text">
      <style:text-properties officeooo:rsid="003bbd7e"/>
    </style:style>
    <style:style style:name="T22" style:family="text">
      <style:text-properties officeooo:rsid="003d9ebe"/>
    </style:style>
    <style:style style:name="T23" style:family="text">
      <style:text-properties officeooo:rsid="003f145c"/>
    </style:style>
    <style:style style:name="T24" style:family="text">
      <style:text-properties officeooo:rsid="003fb674"/>
    </style:style>
    <style:style style:name="T25" style:family="text">
      <style:text-properties officeooo:rsid="00420916"/>
    </style:style>
    <style:style style:name="T26" style:family="text">
      <style:text-properties officeooo:rsid="0042d56e"/>
    </style:style>
    <style:style style:name="T27" style:family="text">
      <style:text-properties officeooo:rsid="0045f28b"/>
    </style:style>
    <style:style style:name="T28" style:family="text">
      <style:text-properties officeooo:rsid="00478a88"/>
    </style:style>
    <style:style style:name="T29" style:family="text">
      <style:text-properties officeooo:rsid="0048c2d5"/>
    </style:style>
    <style:style style:name="T30" style:family="text">
      <style:text-properties officeooo:rsid="004c4f84"/>
    </style:style>
    <style:style style:name="T31" style:family="text">
      <style:text-properties officeooo:rsid="004ce6ec"/>
    </style:style>
    <style:style style:name="T32" style:family="text">
      <style:text-properties officeooo:rsid="004e91ec"/>
    </style:style>
    <style:style style:name="T33" style:family="text">
      <style:text-properties officeooo:rsid="0050add6"/>
    </style:style>
    <style:style style:name="T34" style:family="text">
      <style:text-properties officeooo:rsid="0052634e"/>
    </style:style>
    <style:style style:name="T35" style:family="text">
      <style:text-properties officeooo:rsid="0053b43c"/>
    </style:style>
    <style:style style:name="T36" style:family="text">
      <style:text-properties fo:font-style="normal" officeooo:rsid="0053b43c" style:font-style-asian="normal" style:font-style-complex="normal"/>
    </style:style>
    <style:style style:name="T37" style:family="text">
      <style:text-properties officeooo:rsid="0053d20e"/>
    </style:style>
    <style:style style:name="T38" style:family="text">
      <style:text-properties officeooo:rsid="00540a8b"/>
    </style:style>
    <style:style style:name="T39" style:family="text">
      <style:text-properties officeooo:rsid="00560024"/>
    </style:style>
    <style:style style:name="T40" style:family="text">
      <style:text-properties officeooo:rsid="0056ae1d"/>
    </style:style>
    <style:style style:name="T41" style:family="text">
      <style:text-properties officeooo:rsid="005c1f34"/>
    </style:style>
    <style:style style:name="T42" style:family="text">
      <style:text-properties style:font-name="LM Mono 8" fo:font-size="10pt" style:font-size-asian="8.75pt" style:font-size-complex="10pt"/>
    </style: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list-style-name="L1">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list-style-name="L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list-style-name="L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 style:family="graphic" style:list-style-name="L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 style:family="graphic" style:list-style-name="L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 style:family="graphic" style:list-style-name="L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 style:family="graphic" style:list-style-name="L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 style:family="graphic" style:list-style-name="L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list-style-name="L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 style:family="graphic" style:list-style-name="L1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 style:family="graphic" style:list-style-name="L11">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3" style:family="graphic" style:list-style-name="L1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 style:family="graphic" style:list-style-name="L1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 style:family="graphic" style:list-style-name="L1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 style:family="graphic" style:list-style-name="L1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 style:family="graphic" style:list-style-name="L1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 style:family="graphic" style:list-style-name="L1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 style:family="graphic" style:list-style-name="L1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 style:family="graphic" style:list-style-name="L19">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1" style:family="graphic" style:list-style-name="L2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 style:family="graphic" style:list-style-name="L2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 style:family="graphic" style:list-style-name="L2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 style:family="graphic" style:list-style-name="L2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 style:family="graphic" style:list-style-name="L2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 style:family="graphic" style:list-style-name="L2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 style:family="graphic" style:list-style-name="L2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 style:family="graphic" style:list-style-name="L2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 style:family="graphic" style:list-style-name="L2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 style:family="graphic" style:list-style-name="L2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 style:family="graphic" style:list-style-name="L3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 style:family="graphic" style:list-style-name="L3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 style:family="graphic" style:list-style-name="L3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 style:family="graphic" style:list-style-name="L33">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5" style:family="graphic" style:list-style-name="L3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 style:family="graphic" style:list-style-name="L3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 style:family="graphic" style:list-style-name="L3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 style:family="graphic" style:list-style-name="L3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 style:family="graphic" style:list-style-name="L3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 style:family="graphic" style:list-style-name="L3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 style:family="graphic" style:list-style-name="L4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 style:family="graphic" style:list-style-name="L4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 style:family="graphic" style:list-style-name="L4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 style:family="graphic" style:list-style-name="L4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 style:family="graphic" style:list-style-name="L4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 style:family="graphic" style:list-style-name="L4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 style:family="graphic" style:list-style-name="L4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 style:family="graphic" style:list-style-name="L4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 style:family="graphic" style:list-style-name="L4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 style:family="graphic" style:list-style-name="L49">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51" style:family="graphic" style:list-style-name="L5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 style:family="graphic" style:list-style-name="L5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 style:family="graphic" style:list-style-name="L5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 style:family="graphic" style:list-style-name="L5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 style:family="graphic" style:list-style-name="L5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 style:family="graphic" style:list-style-name="L5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 style:family="graphic" style:list-style-name="L5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 style:family="graphic" style:list-style-name="L5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 style:family="graphic" style:list-style-name="L5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 style:family="graphic" style:list-style-name="L5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 style:family="graphic" style:list-style-name="L6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 style:family="graphic" style:list-style-name="L6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3" style:family="graphic" style:list-style-name="L6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 style:family="graphic" style:list-style-name="L63">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5" style:family="graphic" style:list-style-name="L6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 style:family="graphic" style:list-style-name="L65">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7" style:family="graphic" style:list-style-name="L6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 style:family="graphic" style:list-style-name="L6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 style:family="graphic" style:list-style-name="L6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 style:family="graphic" style:list-style-name="L6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 style:family="graphic" style:list-style-name="L7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 style:family="graphic" style:list-style-name="L7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3" style:family="graphic" style:list-style-name="L7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4" style:family="graphic" style:list-style-name="L7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5" style:family="graphic" style:list-style-name="L7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6" style:family="graphic" style:list-style-name="L7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7" style:family="graphic" style:list-style-name="L7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8" style:family="graphic" style:list-style-name="L7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9" style:family="graphic" style:list-style-name="L7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0" style:family="graphic" style:list-style-name="L7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1" style:family="graphic" style:list-style-name="L8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2" style:family="graphic" style:list-style-name="L8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3" style:family="graphic" style:list-style-name="L8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4" style:family="graphic" style:list-style-name="L8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5" style:family="graphic" style:list-style-name="L8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6" style:family="graphic" style:list-style-name="L8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7" style:family="graphic" style:list-style-name="L8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8" style:family="graphic" style:list-style-name="L8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he Design and Implementation </text:p>
      <text:p text:style-name="P16">of an Artificial Neural Network in ANSI C</text:p>
      <text:p text:style-name="P14"/>
      <text:p text:style-name="P14">David Plotz</text:p>
      <text:p text:style-name="P14">11/26/14</text:p>
      <text:p text:style-name="P15">B. <text:s/>Hecker</text:p>
      <text:p text:style-name="P6"/>
      <text:p text:style-name="P7">Introduction</text:p>
      <text:p text:style-name="P17"><text:tab/>To create artificial intelligence, a natural first step would be to imitate the biological organ from which intelligence springs. <text:span text:style-name="T1">The human brain is made up of around one hundred billion neurons, with each neuron connected to thousands of other neurons, creating a vast network of almost unimaginable complexity [1]. In an Artificial Neural Network (ANN) we mimic the biology by first creating artificial neurons and then chaining <text:s/>these together into networks of various shapes and sizes. </text:span></text:p>
      <text:p text:style-name="P18"><text:tab/><text:span text:style-name="T2">Over the last thirty years there has been an incredible explosion of applications of ANNs. From computer vision and pattern recognition, to natural language processing; from stock market prediction to non-linear system modeling, ANNs have proven again and again how useful and powerful they are[2] . For my project, I was not be as ambitious as in the previous examples, instead I contented myself with simply creating an ANN from scratch. The ANN I created, while simple, still possesses many of the powerful features of industrial ANNs, most importantly, I have given my ANN the ability to learn. </text:span></text:p>
      <text:p text:style-name="P53"><text:tab/><text:span text:style-name="T3">In this paper I will provide a step-by-step walk-through of both how I implemented my ANN and also why I chose to make the design decisions that I did. Along the way, I will discuss working with individual bits, perceptrons, topology, three-dimensional matrices, catastrophic forgetting <text:s/>and backpropagation.</text:span></text:p>
      <text:p text:style-name="P12"/>
      <text:p text:style-name="P24">Language Choice</text:p>
      <text:p text:style-name="P3"><text:tab/><text:span text:style-name="T6">The first design decision that I had to make was what language I would implement my program </text:span><text:soft-page-break/><text:span text:style-name="T6">in. For me, the only two possibilities were C or Python. I have been programming with Python for quite some time, but have only recently picked up C.</text:span> <text:span text:style-name="T6">I ended up choosing C both </text:span>because <text:span text:style-name="T22">I wanted to get some more practice with C and because </text:span>I wanted to implement a really efficient system <text:span text:style-name="T6">and one ca</text:span>n <text:span text:style-name="T7">usually </text:span>get fast performance using a minimum of space <text:span text:style-name="T22">using C</text:span>. In retrospect this was probably a mistake. Given the complexity of the task, Python would have been a better choice for at least two reasons. One, Python has a way of making the complex seem, if not trivial, at least <text:span text:style-name="T6">tackle-able.</text:span> Two, because of the aforementioned complexity, I was<text:span text:style-name="T6"> </text:span><text:s/>not able to implement the program in a clean and precise way <text:span text:style-name="T6">and was therefore unable to utilize the speed and efficiency of programming in C.</text:span></text:p>
      <text:p text:style-name="P1"><text:tab/><text:span text:style-name="T7">The nice thing about C </text:span>is how close it lets <text:span text:style-name="T7">one</text:span> get to the machine. <text:span text:style-name="T7">Instead of operating on bytes</text:span>, <text:span text:style-name="T7">or even larger data structures, one can </text:span>actually operate at the individual level of bits. <text:span text:style-name="T7">With this said, it is still not the easiest thing to do, because the C language's smallest “word” is the character, which contains one byte of information. </text:span><text:s/>In order to manipulate the individual bits, <text:span text:style-name="T7">one has</text:span> to use 'masks'. Here is a little procedure to print the individual bits in a byte:</text:p>
      <text:p text:style-name="P21">#define BYTE 8</text:p>
      <text:p text:style-name="P21"/>
      <text:p text:style-name="P21">void print_byte(char a){</text:p>
      <text:p text:style-name="P21"><text:s text:c="2"/>int i;</text:p>
      <text:p text:style-name="P21"><text:s text:c="2"/>for(i = 0; i &lt; BYTE; i++) {</text:p>
      <text:p text:style-name="P21"><text:s text:c="6"/>printf("%d", !!((a &lt;&lt; i) &amp; 128));</text:p>
      <text:p text:style-name="P21"><text:s text:c="2"/>}</text:p>
      <text:p text:style-name="P21"><text:s text:c="2"/>printf("\n");</text:p>
      <text:p text:style-name="P21">}</text:p>
      <text:p text:style-name="P1"/>
      <text:p text:style-name="P1"><text:span text:style-name="T7">Obviously all the magic is contained in that seemingly simple printf statement. The easiest way to understand the statement is to work backwards. 128 in binary is 10000000, we then take the bit-level &amp; operator and do an and operation. As I hope should be clear, 128 &amp; any byte will either equal 0 or equal 128. On the left-hand side of &amp;, we see a&lt;&lt;i, &lt;&lt; is the symbol for bit shift to the left, thus with each incrementation of i we are bit shifting over one more. Thus when i is zero, we are going to pick off only the left-most bit of the character. When i is one, we pick-off the second left-most bit, and so on. Finally, </text:span><text:soft-page-break/><text:span text:style-name="T7">we come to the double !!, as we just mentioned, the &amp;128 gives only two possible answers: 128 and 0. If the answer is zero then the first ! turns this into one and the second ! turns this back into zero. If, however, the answer is 128, the ! turns this into zero, and the second ! turns it to 1 as we require. Now that we know how to operate on the individual bits in a byte, it is time to turn our attention to building up a model of a neuron. <text:s text:c="3"/></text:span></text:p>
      <text:p text:style-name="P13"><text:span text:style-name="T8">Neuron</text:span>s</text:p>
      <text:p text:style-name="P5"><text:tab/><text:span text:style-name="T8">When modeling t</text:span>he human brain, <text:span text:style-name="T8">our first step is to model a neuron. </text:span><text:s/><text:span text:style-name="T8">In the brain, each n</text:span>euron <text:span text:style-name="T8">is</text:span> connected to <text:span text:style-name="T8">thousands of </text:span>other <text:span text:style-name="T8">neurons </text:span>by synapses. <text:span text:style-name="T8">One can think of synapses as the wiring between the neurons that actually do the calculations. In</text:span> theory, <text:span text:style-name="T8">a</text:span> neuron <text:span text:style-name="T8">will </text:span>fire <text:span text:style-name="T8">a signal</text:span> when certain stimuli from the various input <text:span text:style-name="T8">synapses</text:span> reach a certain threshold. <text:span text:style-name="T8">Our</text:span> computer model <text:span text:style-name="T8">will </text:span>tr<text:span text:style-name="T8">y</text:span> to copy this behavior. </text:p>
      <text:p text:style-name="P5"><text:tab/><text:span text:style-name="T9">In modeling the behavior of a neuron, one of the most import decisions we can make is deciding when a signal is sent. There are two obvious choices: One, we can have a hard limit or threshold – when the input reaches the threshold a signal is fired, otherwise it is not. Two, we can have a soft threshold, where the intensity of the signal is controlled by an appropriate “activation” function. When we use a hard threshold, we generally call the neuron model a perceptron[3], however, I will use the term perceptron for both soft and hard models.</text:span></text:p>
      <text:p text:style-name="P5"><text:tab/><text:span text:style-name="T10">In explaining exactly how a perceptron works, it will be beneficial to limit our attention to </text:span>simple boolean functions like AND and OR. <text:span text:style-name="T10">L</text:span>ater on, we <text:span text:style-name="T10">will allow </text:span>the <text:span text:style-name="T10">various </text:span>weights of the synapses <text:span text:style-name="T10">or connections to </text:span>vary according to their importance, <text:span text:style-name="T10">however, </text:span>here <text:span text:style-name="T10">we want to</text:span> hard-wir<text:span text:style-name="T10">e</text:span> the correct <text:span text:style-name="T10">behavior</text:span> <text:span text:style-name="T10">to elucidate how a perceptron behaves.</text:span></text:p>
      <text:p text:style-name="P1"><text:tab/>Let's take a close look at how an AND perceptron <text:span text:style-name="T10">functions assuming a hard threshold</text:span>. There are two binary inputs into the perceptron, plus there is an ever present bias unit. This bias unit is sort of like a door or a gate, and only when the added weight of all the inputs bypass the weight of the door, does the perceptron fire. The bias unit is always set to one, <text:span text:style-name="T10">and the weight attached to it will set the </text:span><text:soft-page-break/><text:span text:style-name="T10">threshold level</text:span>. <text:span text:style-name="T10">Here is the math:</text:span></text:p>
      <text:p text:style-name="P4"><text:tab/><text:span text:style-name="T12">if <text:s text:c="2"/>∑ inputs∗weights ≥ 0 <text:s text:c="2"/>then <text:s/>FIRE!</text:span></text:p>
      <text:p text:style-name="P1">With two inputs and one bias unit, we need to have three weights. <text:span text:style-name="T10">These</text:span> are the <text:span text:style-name="T10">hard-wired </text:span>weights that will make an AND perceptron work: <text:span text:style-name="T10">(</text:span>2 , 2, -3<text:span text:style-name="T10">)</text:span>. <text:span text:style-name="T11">Then, i</text:span>f both inputs are zero, only the bias unit will contribute, and will contribute 0∗2+0∗2+1∗(−3)=−3 and therefore the perceptron will not fire. If the first input is a one, but the second input is zero, then the total contribution is 1∗2+0∗2+1∗(−3)=−1 and again the perceptron will not fire. If the first input is zero and the second input is one, the situation is almost exactly the same. Finally if both inputs are one we have 1∗2+1∗2+1∗(−3)=1 and finally the perceptron will fire, matching the exact performance of an AND gate. If you have never done so, I recommend trying to figure out the weights for an OR perceptron yourself.</text:p>
      <text:p text:style-name="P1"><text:tab/><text:span text:style-name="T17">For single perceptrons, a hard threshold is an acceptable activation function, however, when using the backpropagation algorithm, which we will discuss later, an activation function with a soft threshold is necessary (continuous derivatives are a necessity). </text:span><text:s/>There are a few standard models <text:span text:style-name="T17">of soft activation functions</text:span>, <text:span text:style-name="T14">but t</text:span>he most common choice is the sigmoid <text:span text:style-name="T15">function also called the</text:span> logistic function. I have actually had considerable dealings with this function in the past<text:span text:style-name="T13">[4]</text:span>, <text:span text:style-name="T14">as it crops up in more than just this one situation, and I encourage the interested reader to take a look, </text:span>but I will not burden the reader with that here and now. The sigmoid function is defined as</text:p>
      <text:p text:style-name="P34"><draw:g text:anchor-type="as-char" svg:y="-0.222in" draw:z-index="0" draw:style-name="gr1"><svg:title>TexMaths</svg:title><svg:desc>12§display§\phi = \frac 1 {1 + e^ {-x}}§svg§600§FALSE</svg:desc><draw:polygon draw:style-name="gr2" draw:text-style-name="P63" svg:width="0.8909in" svg:height="0.3472in" svg:x="0in" svg:y="0.0039in" svg:viewBox="0 0 2264 883" draw:points="1132,883 0,883 0,0 2264,0 2264,883"><text:p/></draw:polygon><draw:path draw:style-name="gr3" draw:text-style-name="P63" svg:width="0.087in" svg:height="0.1492in" svg:x="0.0079in" svg:y="0.1075in" svg:viewBox="0 0 222 380" svg:d="M164 10l2-5c0-1 0-5-5-5s-5 1-6 8l-25 98c-68 2-130 58-130 116 0 41 30 73 82 77-4 13-6 26-10 39-6 21-10 36-10 37 0 5 3 5 5 5 3 0 4 0 5-1 0-1 4-12 5-18l15-62c69-3 130-59 130-117 0-33-23-72-82-76zM84 289c-26-1-56-16-56-58 0-51 36-110 99-116zM138 115c32 3 56 22 56 59 0 50-36 110-99 115z"><text:p/></draw:path><draw:path draw:style-name="gr4" draw:text-style-name="P63" svg:width="0.1106in" svg:height="0.039in" svg:x="0.1543in" svg:y="0.1618in" svg:viewBox="0 0 282 100" svg:d="M268 17c6 0 14 0 14-9 0-8-8-8-14-8h-254c-6 0-14 0-14 8 0 9 8 9 14 9zM268 100c6 0 14 0 14-9 0-8-8-8-14-8h-254c-6 0-14 0-14 8 0 9 8 9 14 9z"><text:p/></draw:path><draw:path draw:style-name="gr5" draw:text-style-name="P63" svg:width="0.0547in" svg:height="0.1106in" svg:x="0.5886in" svg:y="0in" svg:viewBox="0 0 140 282" svg:d="M88 11c0-10 0-11-10-11-26 28-65 28-78 28v13c8 0 34 0 55-12v219c0 16-1 21-39 21h-14v13c16-1 52-1 70-1 17 0 54 0 68 1v-13h-13c-38 0-39-5-39-21z"><text:p/></draw:path><draw:polygon draw:style-name="gr6" draw:text-style-name="P63" svg:width="0.5508in" svg:height="0.0067in" svg:x="0.3402in" svg:y="0.1783in" svg:viewBox="0 0 1400 18" draw:points="700,18 0,18 0,0 1400,0 1400,18"><text:p/></draw:polygon><draw:path draw:style-name="gr7" draw:text-style-name="P63" svg:width="0.0547in" svg:height="0.1106in" svg:x="0.3547in" svg:y="0.226in" svg:viewBox="0 0 140 282" svg:d="M88 11c0-10 0-11-10-11-26 28-65 28-78 28v13c8 0 34 0 55-12v219c0 16-1 21-39 21h-14v13c16-1 52-1 70-1 17 0 54 0 68 1v-13h-13c-38 0-39-5-39-21z"><text:p/></draw:path><draw:path draw:style-name="gr8" draw:text-style-name="P63" svg:width="0.1106in" svg:height="0.1106in" svg:x="0.4697in" svg:y="0.2402in" svg:viewBox="0 0 282 282" svg:d="M150 150h118c6 0 14 0 14-9s-8-9-14-9h-118v-118c0-6 0-14-8-14-10 0-10 8-10 14v118h-118c-6 0-14 0-14 9s8 9 14 9h118v117c0 6 0 15 10 15 8 0 8-9 8-15z"><text:p/></draw:path><draw:path draw:style-name="gr9" draw:text-style-name="P63" svg:width="0.0638in" svg:height="0.0752in" svg:x="0.6339in" svg:y="0.2638in" svg:viewBox="0 0 163 192" svg:d="M60 90c12 0 43-1 65-11 30-12 32-37 32-43 0-18-17-36-45-36-48 0-112 41-112 115 0 43 25 77 67 77 60 0 96-45 96-51 0-2-2-4-5-4-2 0-3 1-6 3-33 42-79 42-85 42-32 0-37-35-37-49 0-5 1-18 7-43zM40 80c16-64 61-70 72-70 19 0 31 12 31 26 0 44-69 44-85 44z"><text:p/></draw:path><draw:path draw:style-name="gr10" draw:text-style-name="P63" svg:width="0.0783in" svg:height="0.0059in" svg:x="0.7161in" svg:y="0.2571in" svg:viewBox="0 0 200 16" svg:d="M188 16c5 0 12 0 12-8s-6-8-12-8h-176c-5 0-12 0-12 7 0 9 7 9 12 9z"><text:p/></draw:path><draw:path draw:style-name="gr11" draw:text-style-name="P63" svg:width="0.0626in" svg:height="0.0524in" svg:x="0.813in" svg:y="0.2374in" svg:viewBox="0 0 160 134" svg:d="M60 100c-4 10-13 26-28 26-1 0-10 0-16-4 12-4 13-15 13-16 0-8-5-11-12-11-9 0-17 7-17 18 0 14 17 21 31 21 13 0 27-8 34-21 7 15 23 21 35 21 34 0 52-37 52-45 0-4-3-4-4-4-5 0-5 1-6 5-6 20-24 36-41 36-12 0-18-8-18-19 0-9 7-35 15-69 6-22 20-30 29-30 1 0 11 0 17 4-10 4-13 12-13 17 0 7 5 11 12 11 6 0 17-5 17-18 0-17-20-22-32-22-15 0-26 10-33 22-5-14-19-22-36-22-33 0-52 37-52 46 0 3 4 3 5 3 4 0 4-1 6-5 7-22 25-36 41-36 9 0 17 5 17 20 0 6-4 21-6 31z"><text:p/></draw:path></draw:g></text:p>
      <text:p text:style-name="P33">Also, the <text:span text:style-name="T16">analytic </text:span>derivative of th<text:span text:style-name="T16">e sigmoid function</text:span> has the extremely simple form: <draw:g text:anchor-type="as-char" svg:y="-0.1252in" draw:z-index="1" draw:style-name="gr1"><svg:title>TexMaths</svg:title><svg:desc>12§display§\phi*(1-\phi)§svg§600§FALSE</svg:desc><draw:polygon draw:style-name="gr12" draw:text-style-name="P63" svg:width="0.7697in" svg:height="0.1657in" svg:x="0in" svg:y="0.0004in" svg:viewBox="0 0 1956 422" draw:points="978,422 0,422 0,0 1956,0 1956,422"><text:p/></draw:polygon><draw:path draw:style-name="gr13" draw:text-style-name="P63" svg:width="0.087in" svg:height="0.1492in" svg:x="0.0079in" svg:y="0.0094in" svg:viewBox="0 0 222 380" svg:d="M164 10l2-5c0-1 0-5-5-5s-5 1-6 8l-25 98c-68 2-130 58-130 116 0 41 30 73 82 77-4 13-6 26-10 39-6 21-10 36-10 38 0 4 3 4 5 4 3 0 4 0 5-1 0-1 4-12 5-18l15-62c69-3 130-59 130-117 0-33-23-72-82-76zM84 289c-26-1-56-15-56-57 0-52 36-111 99-117zM138 115c32 3 56 22 56 59 0 50-36 110-99 115z"><text:p/></draw:path><draw:path draw:style-name="gr14" draw:text-style-name="P63" svg:width="0.0614in" svg:height="0.0713in" svg:x="0.1465in" svg:y="0.0476in" svg:viewBox="0 0 157 182" svg:d="M89 16c1-6 1-16-10-16-7 0-13 6-12 11v6l6 66-54-40c-3-2-5-3-7-3-6 0-12 6-12 12 0 7 5 8 8 10l60 29-58 29c-6 4-10 5-10 11 0 7 6 12 12 12 2 0 4 0 14-7l47-35-6 71c0 9 7 10 11 10 5 0 12-2 12-10l-7-71 55 39c4 3 5 3 7 3 6 0 12-6 12-12s-5-9-9-11c-26-12-27-12-60-29l58-27c8-4 11-6 11-12s-6-12-12-12c-2 0-3 0-14 8l-48 35z"><text:p/></draw:path><draw:path draw:style-name="gr15" draw:text-style-name="P63" svg:width="0.039in" svg:height="0.1657in" svg:x="0.272in" svg:y="0.0004in" svg:viewBox="0 0 100 422" svg:d="M100 419c0-1 0-3-9-10-53-53-66-133-66-198 0-73 16-146 69-199 6-6 6-6 6-7 0-4-3-5-5-5-5 0-43 29-69 83-21 47-26 93-26 128 0 34 5 84 28 132 26 53 62 79 67 79 2 0 5-1 5-3z"><text:p/></draw:path><draw:path draw:style-name="gr16" draw:text-style-name="P63" svg:width="0.0547in" svg:height="0.1106in" svg:x="0.335in" svg:y="0.0142in" svg:viewBox="0 0 140 282" svg:d="M88 11c0-10 0-11-10-11-26 28-65 28-78 28v13c8 0 34 0 55-12v219c0 16-1 21-39 21h-14v13c16-1 52-1 70-1 17 0 54 0 68 1v-13h-13c-38 0-39-5-39-21z"><text:p/></draw:path><draw:path draw:style-name="gr17" draw:text-style-name="P63" svg:width="0.1016in" svg:height="0.0067in" svg:x="0.4539in" svg:y="0.0799in" svg:viewBox="0 0 259 18" svg:d="M244 18c7 0 15 0 15-8 0-10-8-10-15-10h-230c-7 0-14 0-14 10 0 8 7 8 14 8z"><text:p/></draw:path><draw:path draw:style-name="gr18" draw:text-style-name="P63" svg:width="0.087in" svg:height="0.1492in" svg:x="0.6146in" svg:y="0.0094in" svg:viewBox="0 0 222 380" svg:d="M164 10l2-5c0-1 0-5-5-5s-5 1-6 8l-25 98c-68 2-130 58-130 116 0 41 30 73 82 77-4 13-6 26-10 39-6 21-10 36-10 38 0 4 3 4 5 4 3 0 4 0 5-1 0-1 4-12 5-18l15-62c69-3 130-59 130-117 0-33-23-72-82-76zM84 289c-26-1-56-15-56-57 0-52 36-111 99-117zM138 115c32 3 56 22 56 59 0 50-36 110-99 115z"><text:p/></draw:path><draw:path draw:style-name="gr19" draw:text-style-name="P63" svg:width="0.039in" svg:height="0.1657in" svg:x="0.715in" svg:y="0.0004in" svg:viewBox="0 0 100 422" svg:d="M100 211c0-32-5-84-29-132-25-51-63-79-66-79-4 0-5 1-5 5 0 1 0 1 8 9 42 42 66 110 66 197 0 73-15 148-68 201-6 4-6 6-6 7 0 2 1 3 5 3 3 0 42-28 67-81 22-47 28-94 28-130z"><text:p/></draw:path></draw:g> which, <text:span text:style-name="T18">as I just mentioned,</text:span> will come into play when we discuss backpropagation.</text:p>
      <text:p text:style-name="P37"><text:tab/><text:span text:style-name="T19">Turning our attention to my implementation of an AND perceptron necessitates an explanation of what I was originally planning to do with my ANN. </text:span>At this point in the project, I was hoping to be able to <text:span text:style-name="T19">train my network to </text:span>do f<text:span text:style-name="T17">l</text:span>oating point arithmetic, <text:span text:style-name="T19">and therefore</text:span> I needed to train my network to accept input much larger than just two bits plus a bias unit. At the time I had <text:span text:style-name="T19">hoped that the final </text:span><text:soft-page-break/><text:span text:style-name="T19">architecture of my network was going to be flexible, but what happened in reality is that</text:span> at every step <text:span text:style-name="T20">I made </text:span>decisions that <text:span text:style-name="T20">had </text:span>implications for the life of the project.</text:p>
      <text:p text:style-name="P37"><text:tab/><text:span text:style-name="T20">At the time,</text:span> I decided <text:span text:style-name="T20">that each neuron </text:span>would accept a byte for each <text:span text:style-name="T20">of two </text:span>input<text:span text:style-name="T20">s</text:span> and would <text:span text:style-name="T20">also </text:span>accept a final control byte. <text:span text:style-name="T20">The control byte</text:span> would operate as my bias unit, but could be used in the future for some extra flexibility (I have not been able to take advantage of this.). I also decide<text:span text:style-name="T20">d</text:span> to have only one byte for the output (I now regret this, and would have much preferred having two bytes of output). This means that my perceptron would accept 24 bits of information and would output 8 bits. This makes for a total of 192 weights internally in each neuron or perceptron.</text:p>
      <text:p text:style-name="P1"><text:tab/><text:span text:style-name="T21">In order to calculate the output of the neuron</text:span> we must sum over all the inputs multiplied by their weights. Two Bytes of input plus one byte for the control bit, gives us 24 bits to multiply together. <text:span text:style-name="T21">We then run this through the sigmoid function that I detailed earlier. </text:span>I created a simple function for both of these two procedures:</text:p>
      <text:p text:style-name="P21">#define SIZE 3*BYTE</text:p>
      <text:p text:style-name="P21"/>
      <text:p text:style-name="P21">double sigmoid(double z){</text:p>
      <text:p text:style-name="P21"><text:s text:c="2"/>if(z&gt;4) return 1;</text:p>
      <text:p text:style-name="P21"><text:s text:c="2"/>if(z&lt;-4) return 0;</text:p>
      <text:p text:style-name="P21"/>
      <text:p text:style-name="P21"><text:s text:c="2"/>double denom = 1 + exp(-z);</text:p>
      <text:p text:style-name="P21"><text:s text:c="2"/>return 1.0/denom;</text:p>
      <text:p text:style-name="P21">} </text:p>
      <text:p text:style-name="P21"/>
      <text:p text:style-name="P21">double dot(double *a, double *b){</text:p>
      <text:p text:style-name="P21"><text:s text:c="2"/>double out = 0;</text:p>
      <text:p text:style-name="P21"><text:s text:c="2"/>int i;</text:p>
      <text:p text:style-name="P21"><text:s text:c="2"/>for(i = 0; i &lt; SIZE; i++){</text:p>
      <text:p text:style-name="P21"><text:s text:c="4"/>out += a[i]*b[i];</text:p>
      <text:p text:style-name="P21"><text:s text:c="2"/>}</text:p>
      <text:p text:style-name="P21"><text:s text:c="2"/>return out;</text:p>
      <text:p text:style-name="P21">}</text:p>
      <text:p text:style-name="P1"/>
      <text:p text:style-name="P1"><text:span text:style-name="T21"><text:tab/>After that, s</text:span>etting up the AND neuron was fairly <text:span text:style-name="T21">straightforward.</text:span> The only crucial piece of technology was that I wanted to ensure that the control bit did indeed have a leading one, otherwise it couldn't be used as a bias. I did this with a simple mask:</text:p>
      <text:p text:style-name="P49"><text:soft-page-break/>a = a|128</text:p>
      <text:p text:style-name="P1">128 being the byte that has a leading 1 with the rest of the digits zero. I then initialized a matrix:</text:p>
      <text:p text:style-name="P49">double theta[BYTE][SIZE] = {};</text:p>
      <text:p text:style-name="P1">and <text:span text:style-name="T21">initialized</text:span> it in the obvious way i.e., exactly as above for single bits, but now utilizing a whole byte. Then, I combined the control bytes and the two input bytes into one array:</text:p>
      <text:p text:style-name="P21"><text:s text:c="2"/>double input[SIZE];</text:p>
      <text:p text:style-name="P21"/>
      <text:p text:style-name="P21"><text:s text:c="2"/>int i;</text:p>
      <text:p text:style-name="P21"><text:s text:c="2"/>for(i = 0; i &lt; BYTE; i++){</text:p>
      <text:p text:style-name="P21"><text:s text:c="4"/>input[i] = !!((a &lt;&lt; i) &amp; 128);</text:p>
      <text:p text:style-name="P21"><text:s text:c="4"/>input[i+BYTE] = !!((b &lt;&lt; i) &amp; 128);</text:p>
      <text:p text:style-name="P21"><text:s text:c="4"/>input[i+2*BYTE] = !!((c &lt;&lt; i) &amp; 128);</text:p>
      <text:p text:style-name="P21"><text:s text:c="2"/>}</text:p>
      <text:p text:style-name="P47"/>
      <text:p text:style-name="P1">Finally, I was able to run this through the sigmoid function:</text:p>
      <text:p text:style-name="P21"><text:s/>char out = 0;</text:p>
      <text:p text:style-name="P21"><text:s text:c="2"/>for (i = 0 ; i&lt; BYTE; i++){</text:p>
      <text:p text:style-name="P21"><text:s text:c="4"/>double temp; <text:s/></text:p>
      <text:p text:style-name="P21"><text:s text:c="4"/>temp = sigmoid(dot((double *)input, theta[i]));</text:p>
      <text:p text:style-name="P21"/>
      <text:p text:style-name="P21"><text:s text:c="4"/>if(temp&gt;0.5){</text:p>
      <text:p text:style-name="P21"><text:s text:c="6"/>out = out|(1&lt;&lt;(BYTE-i-1));</text:p>
      <text:p text:style-name="P21"><text:s text:c="4"/>}</text:p>
      <text:p text:style-name="P21"><text:s text:c="2"/>}</text:p>
      <text:p text:style-name="P21"/>
      <text:p text:style-name="P21"><text:s text:c="2"/>return out ;</text:p>
      <text:p text:style-name="P47"/>
      <text:p text:style-name="P1"><text:tab/><text:span text:style-name="T22">Obviously h</text:span>ard-wiring the <text:span text:style-name="T22">weights is</text:span> not learning, <text:span text:style-name="T22">t</text:span>he next step was to have a neuron that could accept arbitrary weights as inputs along with the normal inputs and control bits. This is what the definition of the procedure looked like:</text:p>
      <text:p text:style-name="P49">char neuron(char a, char b, char c, double **theta);</text:p>
      <text:p text:style-name="P1">Where <text:span text:style-name="T22">the internals are basically the same as the hard-wired neuron, </text:span>but rather than having the weights <text:span text:style-name="T22">predetermined</text:span>, we now accept a two dimensional matrix, which we call theta. Keep in mind that this two dimensional matrix has dimensions eight by twenty-four.</text:p>
      <text:p text:style-name="P1"><text:tab/>Now that I had my neurons ready, it was time to start chaining them together to form a net. This <text:soft-page-break/>was also where I started to have some intense problems with my design and my limited abilities to code in C. In <text:span text:style-name="T23">trying to chain together a net</text:span>, two problems became apparent. I resolved these problems <text:span text:style-name="T23">separately</text:span> over the course of weeks, so I will talk about these problems <text:span text:style-name="T23">separately</text:span>, but I should remind you that I had both problems at the same time and fundamentally, these problems are intertwined.</text:p>
      <text:p text:style-name="P10">The <text:span text:style-name="T5">N</text:span>et<text:span text:style-name="T5">work</text:span></text:p>
      <text:p text:style-name="P39"><text:tab/><text:span text:style-name="T24">Before getting on to my implementation of the network, we should probably be asking ourselves why we need a network in the first place. We have just seen that a single perceptron is quite capable of some impressive tasks all by itself, is there really a good reason to add the extra complications of an entire network? And the answer is a definite YES! While a single perceptron can distinguish between linearly separable data, you can convince yourself that it cannot distinguish data that is linearly inseparable, for example XOR. <text:s/>XOR is an important ingredient when computing arithmetic, and we therefore will need to have more than one perceptron chained together. In fact, it has been proven[5], that to do simple addition requires a network with at least one hidden layer (a hidden layer is a layer of perceptrons in between the input layer of perceptrons and the output layer of perceptrons) and to do multiplication requires at least two hidden layers. Thus a network is important both because it makes for a good model of the brain and because it actually allows us to calculate things that are otherwise incalculable. </text:span><text:tab/></text:p>
      <text:p text:style-name="P39"><text:tab/><text:span text:style-name="T27">Moving on to the implementation,</text:span> I started off with th<text:span text:style-name="T27">e following</text:span> code:</text:p>
      <text:p text:style-name="P21">typedef struct net{</text:p>
      <text:p text:style-name="P21"><text:s text:c="2"/>int number; <text:s/></text:p>
      <text:p text:style-name="P21"><text:s text:c="2"/>int length;</text:p>
      <text:p text:style-name="P21"><text:s text:c="2"/>int *layers;</text:p>
      <text:p text:style-name="P21"><text:s text:c="2"/>double *theta;</text:p>
      <text:p text:style-name="P21">} net;</text:p>
      <text:p text:style-name="P21"/>
      <text:p text:style-name="P21">net *make_net(int number, int length, int *layers){</text:p>
      <text:p text:style-name="P21"/>
      <text:p text:style-name="P21"><text:s text:c="2"/>double *theta = malloc(SIZE*BYTE*sizeof(double));</text:p>
      <text:p text:style-name="P21"><text:s text:c="2"/>net *out = malloc(sizeof(net));</text:p>
      <text:p text:style-name="P21"/>
      <text:p text:style-name="P21"><text:s text:c="2"/>out-&gt;number = number</text:p>
      <text:p text:style-name="P21"><text:soft-page-break/><text:s text:c="2"/>out-&gt;length = length;</text:p>
      <text:p text:style-name="P21"><text:s text:c="2"/>out-&gt;layers = layers;</text:p>
      <text:p text:style-name="P21"><text:s text:c="2"/>out-&gt;theta = theta;</text:p>
      <text:p text:style-name="P21"><text:s text:c="2"/>return out;</text:p>
      <text:p text:style-name="P21">} </text:p>
      <text:p text:style-name="P21"/>
      <text:p text:style-name="P21">void free_net(net *x){</text:p>
      <text:p text:style-name="P21"><text:s text:c="2"/>//I never had the chance to implement this</text:p>
      <text:p text:style-name="P23">}</text:p>
      <text:p text:style-name="P1">With a typical invocation looking like</text:p>
      <text:p text:style-name="P22"><text:s text:c="2"/>int layers[3] = {3,2,1};</text:p>
      <text:p text:style-name="P21"><text:s text:c="2"/>net *my_net = make_net(6, 3, layers);</text:p>
      <text:p text:style-name="P21"><text:s text:c="2"/>free_net(my_net);</text:p>
      <text:p text:style-name="P21"/>
      <text:p text:style-name="P1">I added in some <text:span text:style-name="T26">redundancy</text:span> to the program. At the time I was bouncing between two representations. One used the length of the network, in this example, the length is three. The other representation was interested in the number of neurons in the net, in this example there are 6 <text:span text:style-name="T26">(actually 3, because the first layer is only concerned with how many inputs there are, but I dealt with this later)</text:span>. Obviously, these are dependent on each other, and with the help of the array “layers”, you can figure one quantity from the other. Truthfully length (or size) is <text:span text:style-name="T26">redundant</text:span>, but it just seem<text:span text:style-name="T26">ed </text:span>easier to pass this extra information. In a future version, I will suppress one in the favor of the other, but for now, the extra information is welcome.</text:p>
      <text:p text:style-name="P40"><text:tab/><text:span text:style-name="T27">The t</text:span>wo problems <text:span text:style-name="T27">I was having </text:span>should become apparent while looking at <text:span text:style-name="T27">my implementation</text:span>.</text:p>
      <text:p text:style-name="P25">Topology</text:p>
      <text:p text:style-name="P40"><text:tab/>The first <text:span text:style-name="T28">problem is seen by </text:span>look<text:span text:style-name="T28">ing</text:span> at how I invoked the layers. My topology is a 3X2X1 network. In theory this should be fine, but if you actually think about what my neurons are capable of, i.e., each neuron accepts 2 inputs and outputs one output, that this is topology is not acceptable at the present moment. It needs either fuller specification of exactly how the wiring between the nodes will be accomplished, or the individual neurons themselves will have to be made more flexible. It took me several weeks of playing around before I finally came upon the solution that I would stick with. Because of the shortness of time <text:span text:style-name="T27">to complete the project</text:span>, I decided I needed to keep the problem as <text:soft-page-break/>simple as possible, while still keeping all the main <text:span text:style-name="T27">ingredients.</text:span> What this meant was that I had to limit what my net was going to be able to accomplish. The way I decided to limit my net, was by making the architecture or topology quite restricted. What I decided was that the only acceptable topology was to be of the form 2X2X2X...X2X1. </text:p>
      <text:p text:style-name="P1"><text:tab/>This <text:span text:style-name="T28">topology is</text:span> obviously <text:span text:style-name="T28">severely</text:span> limiting, and I hope that in a future version of this program, I will be able to relax this requirement. However, even with this topology, we should still be able to do some fun experiments with the net, however floating point calculations <text:span text:style-name="T28">(which is what I originally intended to do) </text:span>are not going to be possible, because each floating point number requires, at a minimum, about 2 bytes of information, and in order to add or multiply, you would therefore need to be able to input about 4 bytes into the net. My net <text:span text:style-name="T28">can</text:span> only accommodate 2 bytes of information, and was thus unsuitable for floating point arithmetic.</text:p>
      <text:p text:style-name="P10">Three Dimensional Matrices</text:p>
      <text:p text:style-name="P1"><text:tab/>However, at the time the final <text:span text:style-name="T28">topology</text:span> was not even the most pressing problem. I don't know if you can see it, but there is a bug in my make_net procedure. The problem is in this line:</text:p>
      <text:p text:style-name="P49">double *theta = malloc(SIZE*BYTE*sizeof(double));</text:p>
      <text:p text:style-name="P1">The problem is that each neuron accepts a two dimensional theta matrix in order to calculate its output. Therefore, in a net with, say, 10 neurons, you will need a three dimensional matrix with dimensions 10X32X8. <text:span text:style-name="T28">The programming language </text:span>C does not have an efficient way to make three dimensional matrices, and we must program them by hand. Now, there is a good way to do this, a bad way to do this, and the way I did it. Let me detail each way.</text:p>
      <text:p text:style-name="P1"><text:tab/>First is the good way to do it. <text:span text:style-name="T28">What one should </text:span>really should do is lay all the values in a single array and then us<text:span text:style-name="T28">e</text:span> a sma<text:span text:style-name="T28">ll</text:span> <text:span text:style-name="T28">algorithm</text:span> or ordering principle to gain access to each element in the array. A typical implementation of this might look like:</text:p>
      <text:p text:style-name="P21">int index(int x, int y, int z) {</text:p>
      <text:p text:style-name="P21"><text:s text:c="2"/>return x + (y*xSize) + (z*ySize*xSize);</text:p>
      <text:p text:style-name="P21">}</text:p>
      <text:p text:style-name="P21"><text:soft-page-break/></text:p>
      <text:p text:style-name="P21">double value = array[index(a, b, c)];</text:p>
      <text:p text:style-name="P47"/>
      <text:p text:style-name="P1">Not only is this the smart way to do this, <text:span text:style-name="T28">but one</text:span> can also imagine that performing operations on this would be fast and efficient. <text:span text:style-name="T28">And, equally valuable would be the fact that a</text:span>ll the memory would be allocated in one big chunk of memory.</text:p>
      <text:p text:style-name="P1"><text:tab/>The bad way to do this would be to actually implement a three dimensional matrix in C, in much the same way that you would do a two dimensional matrix. This would necessitate three separate calls to malloc, and therefore your data would be spread out all over the RAM, and you would expect slower performance. Also because the implementation is more complicated, it would be much easier to introduce subtle bugs into your program.</text:p>
      <text:p text:style-name="P1"><text:tab/>Finally is the way that I implemented it, which is purely an ugly hack that barely gets the job done. <text:s/>First, what I did was make a new structure to wrap the individual theta matrices:</text:p>
      <text:p text:style-name="P21">typedef struct thet{</text:p>
      <text:p text:style-name="P21"><text:s text:c="2"/>double **t;</text:p>
      <text:p text:style-name="P21">} thet;</text:p>
      <text:p text:style-name="P21"/>
      <text:p text:style-name="P1">This also meant that I had to change the definition of my net ever so slightly:</text:p>
      <text:p text:style-name="P21">typedef struct net{</text:p>
      <text:p text:style-name="P21"><text:s text:c="2"/>int length;</text:p>
      <text:p text:style-name="P21"><text:s text:c="2"/>int size;</text:p>
      <text:p text:style-name="P21"><text:s text:c="2"/>int *layers;</text:p>
      <text:p text:style-name="P21"><text:s text:c="2"/>thet *theta;</text:p>
      <text:p text:style-name="P21">} net;</text:p>
      <text:p text:style-name="P47"/>
      <text:p text:style-name="P1">Then I made a procedure to initialize a new two dimensional theta:</text:p>
      <text:p text:style-name="P21">double **make_theta(){</text:p>
      <text:p text:style-name="P21"><text:s text:c="2"/>double **out = malloc(BYTE*sizeof(double *));</text:p>
      <text:p text:style-name="P21"><text:s text:c="2"/>int i,j;</text:p>
      <text:p text:style-name="P21"><text:s text:c="2"/>for(i = 0; i &lt; BYTE; i++){</text:p>
      <text:p text:style-name="P21"><text:s text:c="4"/>out[i] = malloc(SIZE*sizeof(double));</text:p>
      <text:p text:style-name="P21"><text:s text:c="4"/>for(j = 0; j &lt; SIZE; j++){</text:p>
      <text:p text:style-name="P21"><text:s text:c="6"/>out[i][j] = rand()/((double)RAND_MAX) -0.5;</text:p>
      <text:p text:style-name="P21"><text:s text:c="4"/>}</text:p>
      <text:p text:style-name="P21"><text:s text:c="2"/>}</text:p>
      <text:p text:style-name="P21"><text:s text:c="2"/>return out;</text:p>
      <text:p text:style-name="P47"><text:span text:style-name="T12">}</text:span></text:p>
      <text:p text:style-name="P1"><text:soft-page-break/><text:tab/>Let me call attention to the fact that each weight in the theta matrix is a random number between negative one-half and positive one-half. <text:span text:style-name="T31">This turns out to be important in practice, otherwise <text:s/>after training, the weights can often move in tandem rather than move independently. </text:span></text:p>
      <text:p text:style-name="P1"><text:tab/>Finally, I made a new make_net initializer, using my extremely awkward theta[i].t construction.</text:p>
      <text:p text:style-name="P21">net *make_net(int number, int length, int *layers){</text:p>
      <text:p text:style-name="P21"><text:s text:c="2"/>int i;</text:p>
      <text:p text:style-name="P21"><text:s text:c="2"/>thet *theta = malloc((number-layers[0])*sizeof(thet *));</text:p>
      <text:p text:style-name="P21"/>
      <text:p text:style-name="P21"><text:s text:c="2"/>for( i = 0 ; i&lt; (number-layers[0]); i++){</text:p>
      <text:p text:style-name="P21"><text:s text:c="4"/>theta[i].t = make_theta();</text:p>
      <text:p text:style-name="P21"><text:s text:c="2"/>}</text:p>
      <text:p text:style-name="P21"/>
      <text:p text:style-name="P21"><text:s text:c="2"/>net *out = malloc(sizeof(net));</text:p>
      <text:p text:style-name="P21"/>
      <text:p text:style-name="P21"><text:s text:c="2"/>out-&gt;number = number;</text:p>
      <text:p text:style-name="P21"><text:s text:c="2"/>out-&gt;layers = layers;</text:p>
      <text:p text:style-name="P21"><text:s text:c="2"/>out-&gt;theta = theta;</text:p>
      <text:p text:style-name="P21"><text:s text:c="2"/>out-&gt;length = length;</text:p>
      <text:p text:style-name="P21"><text:s text:c="2"/>return out;</text:p>
      <text:p text:style-name="P47"><text:span text:style-name="T12">}</text:span></text:p>
      <text:p text:style-name="P1"><text:tab/>One thing that I would like to point out is that the reason we are subtracting layers[0] from the loop is because 2X2X1 architecture is actually composed of two inputs, two hidden neurons, and one neuron and therefore only needs three neurons.</text:p>
      <text:p text:style-name="P1"><text:tab/>Obviously, this was an ugly hack. <text:span text:style-name="T29">On the other hand, </text:span>it <text:span text:style-name="T29">does </text:span>get the job done <text:span text:style-name="T29">and therefore I was satisfied with it</text:span>. <text:span text:style-name="T29">Now with the topology of the network laid out and the representation of the weights of the network established, it was time to turn to the central question of learning in an ANN.</text:span></text:p>
      <text:p text:style-name="P9">Learning</text:p>
      <text:p text:style-name="P41"><text:tab/>Now <text:span text:style-name="T30">we are almost ready to discuss the central</text:span> algorithm that makes an artificial <text:span text:style-name="T30">n</text:span>eural network actually function. <text:span text:style-name="T30">To understand how the algorithm works, it is best to go back to a single perceptron and analyze in detail how learning works in that simple case.</text:span></text:p>
      <text:p text:style-name="P41"><text:tab/><text:span text:style-name="T30">L</text:span>et <text:span text:style-name="T30">us</text:span> <text:span text:style-name="T30">examine</text:span> how we would change the weights for an OR <text:span text:style-name="T32">perceptron with a soft sigmoid threshold</text:span>. Let <text:span text:style-name="T32">u</text:span>s assume that in the beginning all <text:span text:style-name="T32">of </text:span>the theta <text:span text:style-name="T32">components are</text:span> set to zero, , i.e., omega = (0,0,0). <text:s/>We will also <text:span text:style-name="T32">set a learning rate of three on errors t</text:span>o help make the example really clear. <text:soft-page-break/>Reiterating, we only make changes to the weights when the error is equal or more than one-half. (<text:span text:style-name="T32">Keep in mind that this is a toy example, </text:span>on the real algorithm, I change the weights no matter how small the error). First, we put in the combination (0,0) expecting zero to come out. <text:span text:style-name="T32">However w</text:span>ith all the weights set to zero, i.e., omega = (0,0,0), the sigmoid function returns one-half. The only possible weight that can be changed is the weight leading from the bias unit, and we must lower the connection, <text:span text:style-name="T32">because the learning rate is set at three, the new omega will now be</text:span> (-3,0,0). If we were to run the activation again, now the sigmoid function would receive a value of negative one and therefore would output a value closer to zero as we expected. Now imagine we give it the combination (1,0) expecting a one to come out. Unfortunately the sigmoid function would give the same result as previously, with an answer close to zero. Thus we would change the weights in the positive direction, <text:span text:style-name="T32">again using the learning rate of three would yield</text:span> omega = (0,3,0), and now it would output a value above one half, much as we require. Then we give the perceptron the combination (0,1), it again fires a value at one-half, re-shuffling the weights we would expect to get something like (3,3,3). Finally, we check the last combination (1,1) and it outputs close to one, so we accept this and don't change the weights. Finally we come back around to the beginning, with omega equal to (3,3,3) we get an error, and therefore change omega to (0, 3, 3). All the other combinations pass. Doing a further round, we would get (0, 6, 3). One more round would give (0, 6, 6) and finally one last round would give (-3, 6, 6). Which is the stable result from this algorithm. <text:span text:style-name="T32">If this was difficult to understand, I recommend trying it out with pencil and paper and working out an example by hand.</text:span></text:p>
      <text:p text:style-name="P1"><text:tab/>Th<text:span text:style-name="T32">e previous toy example is a good demonstration of how </text:span>we would train a single perceptron. <text:span text:style-name="T32">There are two</text:span> things that I would like to point out. <text:span text:style-name="T32">First, w</text:span>e saw that every time we had an error, we changed the weights by a factor of three. This factor is obviously set by the programmer and is called the learning rate. A small learning rate means that the algorithm will take a long time to get to suitable weights, however it will get there eventually. A large learning rate means that sometimes you are not even able to converge upon a solution, however, if you are able to converge upon a solution, then it will <text:soft-page-break/>happen rapidly. I have found that adjusting the learning rate can alter the algorithm dramatically.</text:p>
      <text:p text:style-name="P42"><text:tab/>Another thing is that we did what is called batch learning. What we could have done, and which is what I tried to do in the first place, was to get one example, say (0,0) and learn it really, really well before moving on to the next example. If you were to use this type of learning instead you will quickly find that the neuron becomes extremely forgetful and will usually forget what it learned previously. <text:span text:style-name="T32">This is called “catastrophic forgetting” and is a constant source of frustration for machine learning algorithms[6]. </text:span>If however, you use the method above, and feed it all examples at the same time, and change the weights only slightly between different examples, the results will be better, and the perceptron should in theory be able to learn all linear functions. </text:p>
      <text:p text:style-name="P1"><text:tab/>Now that we know how to train a single neuron, you might think that it would be easy to train a whole network. But if you spend anytime thinking about it at all, you quickly realize, that while it is easy to train the neurons that are at the output level, where you actually know what the error is, <text:span text:style-name="T33">i</text:span>t is far from obvious what the error is going to be like on the hidden <text:span text:style-name="T33">layers</text:span>. Basically, <text:span text:style-name="T33">the question is </text:span>how do we assign blame <text:span text:style-name="T33">to</text:span> the hidden layers? <text:span text:style-name="T33">This question is so hard that it took several decades before a conclusion was discovered.</text:span></text:p>
      <text:p text:style-name="P26">Backpropagation</text:p>
      <text:p text:style-name="P43"><text:tab/>Finally, in the mid 1970s, Paul J. Werbos hit upon the idea of using directed partial derivatives to assign blame<text:span text:style-name="T33">[7]</text:span>. While the derivation of the mathematics is outside the scope of this paper, the result is fairly simple, <text:span text:style-name="T34">especially if we first think of a good toy example. The toy example that I think illuminates the algorithm the best is to think of a long chain of neurons. So instead of having a network topology like 2X2X...2X1, let us for a moment only consider topologies of the form 1X1X1X...X1. With a long chain like this, it becomes fairly transparent what we must do. </text:span>For the output layers we assign blame much as we would expect:</text:p>
      <text:p text:style-name="P35"><draw:g text:anchor-type="as-char" svg:y="-0.1252in" draw:z-index="2" draw:style-name="gr1"><svg:title>TexMaths</svg:title><svg:desc>12§display§\delta = (t -a)*slope§svg§600§FALSE</svg:desc><draw:polygon draw:style-name="gr20" draw:text-style-name="P63" svg:width="1.3106in" svg:height="0.1657in" svg:x="0in" svg:y="0.0004in" svg:viewBox="0 0 3330 422" draw:points="1665,422 0,422 0,0 3330,0 3330,422"><text:p/></draw:polygon><draw:path draw:style-name="gr21" draw:text-style-name="P63" svg:width="0.0681in" svg:height="0.1201in" svg:x="0.0071in" svg:y="0.0067in" svg:viewBox="0 0 174 306" svg:d="M95 116c-54 12-95 68-95 119 0 41 28 71 67 71 49 0 85-66 85-125 0-38-16-60-31-79-15-18-41-50-41-68 0-10 9-21 23-21 13 0 22 6 30 12 10 5 18 11 24 11 11 0 17-11 17-17 0-9-7-11-22-14-22-5-28-5-34-5-34 0-50 18-50 43 0 23 14 47 27 73zM100 125c10 20 22 43 22 73 0 28-15 98-55 98-24 0-41-16-41-49 0-27 16-107 74-122z"><text:p/></draw:path><draw:path draw:style-name="gr22" draw:text-style-name="P63" svg:width="0.1106in" svg:height="0.039in" svg:x="0.1354in" svg:y="0.0634in" svg:viewBox="0 0 282 100" svg:d="M268 17c6 0 14 0 14-9 0-8-8-8-14-8h-254c-6 0-14 0-14 8 0 9 8 9 14 9zM268 100c6 0 14 0 14-9 0-8-8-8-14-8h-254c-6 0-14 0-14 8 0 9 8 9 14 9z"><text:p/></draw:path><draw:path draw:style-name="gr23" draw:text-style-name="P63" svg:width="0.039in" svg:height="0.1657in" svg:x="0.3181in" svg:y="0.0004in" svg:viewBox="0 0 100 422" svg:d="M100 419c0-1 0-3-9-10-53-53-66-133-66-198 0-73 16-146 69-199 6-6 6-6 6-7 0-4-3-5-5-5-5 0-43 29-69 83-21 47-26 93-26 128 0 34 5 84 28 132 26 53 62 79 67 79 2 0 5-1 5-3z"><text:p/></draw:path><draw:path draw:style-name="gr24" draw:text-style-name="P63" svg:width="0.0512in" svg:height="0.1059in" svg:x="0.3701in" svg:y="0.0209in" svg:viewBox="0 0 131 270" svg:d="M78 96h40c8 0 13 0 13-8 0-5-5-5-12-5h-37c15-60 16-69 16-71 0-7-4-12-12-12-1 0-13 0-16 16l-17 67h-40c-8 0-13 0-13 8 0 5 4 5 12 5h37c-30 120-32 127-32 134 0 23 17 40 39 40 44 0 68-62 68-65 0-5-4-5-5-5-4 0-5 2-6 6-19 45-41 54-55 54-10 0-14-4-14-19 0-11 0-13 3-20z"><text:p/></draw:path><draw:path draw:style-name="gr25" draw:text-style-name="P63" svg:width="0.1016in" svg:height="0.0067in" svg:x="0.4768in" svg:y="0.0799in" svg:viewBox="0 0 259 18" svg:d="M244 18c7 0 15 0 15-8 0-10-8-10-15-10h-230c-7 0-14 0-14 10 0 8 7 8 14 8z"><text:p/></draw:path><draw:path draw:style-name="gr26" draw:text-style-name="P63" svg:width="0.076in" svg:height="0.0752in" svg:x="0.6354in" svg:y="0.0512in" svg:viewBox="0 0 194 192" svg:d="M142 28c-9-16-21-28-40-28-49 0-102 62-102 125 0 39 23 67 56 67 9 0 30-1 56-31 3 18 18 31 38 31 16 0 25-10 31-23 7-15 13-42 13-42 0-5-3-5-4-5-5 0-5 3-6 9-8 27-16 51-33 51-12 0-13-10-13-19s1-12 6-31c5-18 5-22 10-38l14-59c4-12 4-13 4-15 0-7-5-12-12-12-11 0-17 10-18 20zM114 137c-2 8-2 8-8 15-20 24-36 30-48 30-22 0-28-22-28-39 0-21 13-73 24-93 13-25 31-40 49-40 28 0 34 34 34 37 0 2-1 5-3 7z"><text:p/></draw:path><draw:path draw:style-name="gr27" draw:text-style-name="P63" svg:width="0.039in" svg:height="0.1657in" svg:x="0.7264in" svg:y="0.0004in" svg:viewBox="0 0 100 422" svg:d="M100 211c0-32-5-84-29-132-25-51-63-79-66-79-4 0-5 1-5 5 0 1 0 1 8 9 42 42 66 110 66 197 0 73-15 148-68 201-6 4-6 6-6 7 0 2 1 3 5 3 3 0 42-28 67-81 22-47 28-94 28-130z"><text:p/></draw:path><draw:path draw:style-name="gr28" draw:text-style-name="P63" svg:width="0.0614in" svg:height="0.0713in" svg:x="0.8291in" svg:y="0.0472in" svg:viewBox="0 0 157 182" svg:d="M89 16c1-6 1-16-10-16-7 0-13 6-12 11v6l6 66-54-40c-3-2-5-3-7-3-6 0-12 6-12 12 0 7 5 8 8 10l60 29-58 29c-6 4-10 5-10 11 0 7 6 12 12 12 2 0 4 0 14-7l47-35-6 71c0 9 7 10 11 10 5 0 12-2 12-10l-7-71 55 39c4 3 5 3 7 3 6 0 12-6 12-12s-5-9-9-11c-26-12-27-12-60-29l58-27c8-4 11-6 11-12s-6-12-12-12c-2 0-3 0-14 8l-48 35z"><text:p/></draw:path><draw:path draw:style-name="gr29" draw:text-style-name="P63" svg:width="0.061in" svg:height="0.0752in" svg:x="0.9469in" svg:y="0.0512in" svg:viewBox="0 0 156 192" svg:d="M144 29c-12 0-20 9-20 19 0 6 3 12 13 12 9 0 19-7 19-24 0-18-18-36-50-36-57 0-72 43-72 62 0 33 32 40 44 42 22 4 44 9 44 33 0 11-9 45-61 45-6 0-38 0-48-21 16 1 27-11 27-23 0-10-8-14-16-14-11 0-24 8-24 27 0 24 24 41 61 41 69 0 85-52 85-70 0-15-8-26-13-31-12-12-24-14-43-18-14-3-31-6-31-25 0-13 9-38 47-38 10 0 32 2 38 19z"><text:p/></draw:path><draw:path draw:style-name="gr30" draw:text-style-name="P63" svg:width="0.0354in" svg:height="0.1173in" svg:x="1.0236in" svg:y="0.0098in" svg:viewBox="0 0 91 299" svg:d="M91 5c0 0 0-5-5-5-10 0-42 4-52 5-4 0-9 0-9 8 0 5 5 5 11 5 20 0 22 4 22 7l-2 9-54 211c-1 5-2 8-2 14 0 24 19 40 38 40 15 0 26-9 33-24 8-16 13-41 13-42 0-4-4-4-5-4-5 0-5 1-6 7-8 28-15 53-33 53-12 0-12-13-12-19 0-11 0-12 2-20z"><text:p/></draw:path><draw:path draw:style-name="gr31" draw:text-style-name="P63" svg:width="0.0709in" svg:height="0.0752in" svg:x="1.076in" svg:y="0.0512in" svg:viewBox="0 0 181 192" svg:d="M181 72c0-44-29-72-67-72-58 0-114 60-114 120 0 42 29 72 68 72 57 0 113-59 113-120zM68 182c-18 0-37-13-37-45 0-21 11-67 25-89 21-32 46-38 57-38 25 0 38 20 38 45 0 17-8 61-25 89-14 24-38 38-58 38z"><text:p/></draw:path><draw:path draw:style-name="gr32" draw:text-style-name="P63" svg:width="0.0866in" svg:height="0.1059in" svg:x="1.1441in" svg:y="0.0512in" svg:viewBox="0 0 221 270" svg:d="M32 239c-3 14-3 18-22 18-5 0-10 0-10 7 0 4 2 6 6 6 11 0 23-2 35-2 14 0 29 2 42 2 2 0 8 0 8-10 0-3-5-3-11-3-21 0-21-4-21-7 0-5 18-75 21-86 5 14 17 28 39 28 49 0 102-62 102-125 0-39-24-67-57-67-20 0-40 16-55 31-3-23-23-31-38-31-19 0-28 17-31 24-8 14-14 40-14 41 0 5 5 5 6 5 4 0 4 0 8-10 7-30 15-50 30-50 7 0 13 3 13 19 0 9-1 14-3 21zM107 55c3-12 14-24 23-30 14-13 26-15 33-15 18 0 28 14 28 39s-15 73-22 90c-14 30-35 43-50 43-28 0-34-34-34-37 0-1 0-2 1-7z"><text:p/></draw:path><draw:path draw:style-name="gr33" draw:text-style-name="P63" svg:width="0.0638in" svg:height="0.0752in" svg:x="1.2409in" svg:y="0.0512in" svg:viewBox="0 0 163 192" svg:d="M60 90c12 0 43-1 65-11 30-12 32-37 32-43 0-18-17-36-45-36-48 0-112 41-112 115 0 43 25 77 67 77 60 0 96-44 96-50 0-3-2-5-5-5-2 0-3 1-6 3-33 42-79 42-85 42-32 0-37-34-37-49 0-5 1-18 7-43zM40 80c16-64 61-70 72-70 19 0 31 12 31 26 0 44-69 44-85 44z"><text:p/></draw:path></draw:g></text:p>
      <text:p text:style-name="P1">where t is the target <text:span text:style-name="T35">and a is the output</text:span>. <text:span text:style-name="T35">The slope of the function was already calculated above when </text:span><text:soft-page-break/><text:span text:style-name="T35">we discussed the sigmoid function and is simply equal to a*(1-a). The addition of the slope means that </text:span>weights that are undecided, i.e. have there weights close to zero, will have the biggest errors. And weights that are either really positive or really negative will give activations that are either close to zero or close to one and will therefore not have much error attached to it. This means that weights that are undecided change most rapidly with this scheme, and that weights that are already either positive or negative will be difficult to move in either direction.</text:p>
      <text:p text:style-name="P44"><text:tab/><text:span text:style-name="T35">M</text:span><text:span text:style-name="T36">oving to the next layer in our chain</text:span><text:span text:style-name="T35">, let us call this the layer i, w</text:span>e assign blame <text:span text:style-name="T35">by </text:span>simply asking how much was the error at the previous layer, <text:span text:style-name="T35">let us call it layer j,</text:span> and <text:span text:style-name="T35">then </text:span>multiply that by the weight of the con<text:span text:style-name="T35">nection</text:span>:</text:p>
      <text:p text:style-name="P35"><draw:g text:anchor-type="as-char" svg:y="-0.1189in" draw:z-index="3" draw:style-name="gr1"><svg:title>TexMaths</svg:title><svg:desc>12§display§\delta_i = slope*\delta_j * \omega_{ij} §svg§600§FALSE</svg:desc><draw:polygon draw:style-name="gr34" draw:text-style-name="P63" svg:width="1.3917in" svg:height="0.1638in" svg:x="0in" svg:y="0.0031in" svg:viewBox="0 0 3536 417" draw:points="1769,417 0,417 0,0 3536,0 3536,417"><text:p/></draw:polygon><draw:path draw:style-name="gr35" draw:text-style-name="P63" svg:width="0.0681in" svg:height="0.1205in" svg:x="0.0071in" svg:y="0in" svg:viewBox="0 0 174 307" svg:d="M95 117c-54 12-95 67-95 119 0 41 28 71 67 71 49 0 85-66 85-125 0-39-16-60-31-80-15-18-41-50-41-68 0-10 9-21 23-21 13 0 22 6 30 12 10 5 18 11 24 11 11 0 17-11 17-17 0-9-7-11-22-14-22-5-28-5-34-5-34 0-50 18-50 43 0 23 14 47 27 74zM100 125c10 21 22 44 22 74 0 27-15 98-55 98-24 0-41-16-41-49 0-28 16-107 74-123z"><text:p/></draw:path><draw:path draw:style-name="gr36" draw:text-style-name="P63" svg:width="0.0354in" svg:height="0.0787in" svg:x="0.0795in" svg:y="0.0661in" svg:viewBox="0 0 91 201" svg:d="M83 11c0-5-4-11-12-11-9 0-17 7-17 17 0 5 4 11 12 11s17-9 17-17zM22 163c-2 3-3 7-3 13 0 13 12 25 29 25 30 0 43-42 43-46 0-5-5-5-5-5-4 0-4 3-6 7-7 22-20 36-32 36-6 0-7-5-7-11 0-7 2-12 5-19 3-9 6-16 9-25 3-7 13-33 15-37 1-3 2-7 2-9 0-15-12-26-29-26-30 0-43 41-43 46 0 4 4 4 5 4 5 0 5-2 6-5 7-26 20-36 31-36 5 0 8 2 8 10 0 7-2 11-9 29z"><text:p/></draw:path><draw:path draw:style-name="gr37" draw:text-style-name="P63" svg:width="0.1106in" svg:height="0.039in" svg:x="0.1846in" svg:y="0.0571in" svg:viewBox="0 0 282 100" svg:d="M268 17c6 0 14 0 14-9 0-8-8-8-14-8h-254c-6 0-14 0-14 8 0 9 8 9 14 9zM268 100c6 0 14 0 14-8 0-9-8-9-14-9h-254c-6 0-14 0-14 9 0 8 8 8 14 8z"><text:p/></draw:path><draw:path draw:style-name="gr38" draw:text-style-name="P63" svg:width="0.061in" svg:height="0.0756in" svg:x="0.3591in" svg:y="0.0453in" svg:viewBox="0 0 156 193" svg:d="M144 29c-12 0-20 10-20 19 0 6 3 12 13 12 9 0 19-7 19-24 0-18-18-36-50-36-57 0-72 43-72 63 0 32 32 39 44 42 22 3 44 8 44 32 0 11-9 46-61 46-6 0-38 0-48-22 16 2 27-11 27-23 0-9-8-14-16-14-11 0-24 8-24 28 0 24 24 41 61 41 69 0 85-52 85-70 0-16-8-27-13-31-12-13-24-15-43-19-14-3-31-6-31-25 0-13 9-38 47-38 10 0 32 2 38 19z"><text:p/></draw:path><draw:path draw:style-name="gr39" draw:text-style-name="P63" svg:width="0.0354in" svg:height="0.1177in" svg:x="0.4354in" svg:y="0.0031in" svg:viewBox="0 0 91 300" svg:d="M91 5c0 0 0-5-5-5-10 0-42 4-52 5-4 0-9 0-9 8 0 5 5 5 11 5 20 0 22 4 22 7l-2 9-54 212c-1 4-2 8-2 14 0 24 19 40 38 40 15 0 26-9 33-24 8-16 13-41 13-42 0-4-4-4-5-4-5 0-5 1-6 7-8 28-15 53-33 53-12 0-12-13-12-19 0-11 0-12 2-21z"><text:p/></draw:path><draw:path draw:style-name="gr40" draw:text-style-name="P63" svg:width="0.0709in" svg:height="0.0756in" svg:x="0.4878in" svg:y="0.0453in" svg:viewBox="0 0 181 193" svg:d="M181 72c0-44-29-72-67-72-58 0-114 60-114 120 0 43 29 73 68 73 57 0 113-59 113-121zM68 183c-18 0-37-13-37-46 0-20 11-67 25-89 21-32 46-38 57-38 25 0 38 20 38 45 0 17-8 62-25 89-14 25-38 39-58 39z"><text:p/></draw:path><draw:path draw:style-name="gr41" draw:text-style-name="P63" svg:width="0.0866in" svg:height="0.1063in" svg:x="0.5559in" svg:y="0.0453in" svg:viewBox="0 0 221 271" svg:d="M32 240c-3 14-3 18-22 18-5 0-10 0-10 7 0 3 2 6 6 6 11 0 23-3 35-3 14 0 29 3 42 3 2 0 8 0 8-10 0-3-5-3-11-3-21 0-21-4-21-8s18-74 21-85c5 13 17 28 39 28 49 0 102-63 102-126 0-39-24-67-57-67-20 0-40 16-55 31-3-23-23-31-38-31-19 0-28 17-31 24-8 15-14 40-14 41 0 5 5 5 6 5 4 0 4 0 8-10 7-30 15-50 30-50 7 0 13 3 13 19 0 10-1 14-3 22zM107 55c3-12 14-24 23-30 14-13 26-15 33-15 18 0 28 14 28 39 0 26-15 74-22 91-14 30-35 43-50 43-28 0-34-35-34-37s0-3 1-8z"><text:p/></draw:path><draw:path draw:style-name="gr42" draw:text-style-name="P63" svg:width="0.0638in" svg:height="0.0756in" svg:x="0.6528in" svg:y="0.0453in" svg:viewBox="0 0 163 193" svg:d="M60 90c12 0 43-1 65-11 30-12 32-37 32-43 0-18-17-36-45-36-48 0-112 41-112 116 0 43 25 77 67 77 60 0 96-45 96-51 0-2-2-5-5-5-2 0-3 1-6 4-33 42-79 42-85 42-32 0-37-35-37-49 0-5 1-18 7-44zM40 81c16-65 61-71 72-71 19 0 31 12 31 26 0 45-69 45-85 45z"><text:p/></draw:path><draw:path draw:style-name="gr43" draw:text-style-name="P63" svg:width="0.0614in" svg:height="0.0717in" svg:x="0.7701in" svg:y="0.0413in" svg:viewBox="0 0 157 183" svg:d="M89 16c1-6 1-16-10-16-7 0-13 6-12 11v6l6 66-54-40c-3-2-5-3-7-3-6 0-12 6-12 12 0 7 5 8 8 11l60 29-58 28c-6 4-10 5-10 11 0 7 6 12 12 12 2 0 4 0 14-7l47-35-6 71c0 10 7 11 11 11 5 0 12-2 12-11l-7-71 55 40c4 2 5 2 7 2 6 0 12-6 12-12s-5-8-9-11c-26-12-27-12-60-28l58-28c8-4 11-6 11-12s-6-12-12-12c-2 0-3 0-14 8l-48 35z"><text:p/></draw:path><draw:path draw:style-name="gr44" draw:text-style-name="P63" svg:width="0.0681in" svg:height="0.1205in" svg:x="0.8862in" svg:y="0in" svg:viewBox="0 0 174 307" svg:d="M95 117c-54 12-95 67-95 119 0 41 28 71 67 71 49 0 85-66 85-125 0-39-16-60-31-80-15-18-41-50-41-68 0-10 9-21 23-21 13 0 22 6 30 12 10 5 18 11 24 11 11 0 17-11 17-17 0-9-7-11-22-14-22-5-28-5-34-5-34 0-50 18-50 43 0 23 14 47 27 74zM100 125c10 21 22 44 22 74 0 27-15 98-55 98-24 0-41-16-41-49 0-28 16-107 74-123z"><text:p/></draw:path><draw:path draw:style-name="gr45" draw:text-style-name="P63" svg:width="0.0512in" svg:height="0.1012in" svg:x="0.9528in" svg:y="0.0661in" svg:viewBox="0 0 131 258" svg:d="M131 11c0-5-4-11-12-11-9 0-17 8-17 17 0 5 4 11 12 11s17-8 17-17zM67 212c-5 20-20 37-38 37-4 0-7 0-11-1 8-4 11-11 11-16 0-7-6-10-12-10-10 0-17 8-17 18s12 18 30 18c17 0 53-11 61-47l28-106c0-4 1-6 1-11 0-16-14-28-32-28-33 0-52 41-52 46 0 4 4 4 5 4 3 0 3-2 6-6 7-17 23-35 41-35 7 0 9 4 9 14 0 4-1 7-1 9z"><text:p/></draw:path><draw:path draw:style-name="gr46" draw:text-style-name="P63" svg:width="0.0614in" svg:height="0.0717in" svg:x="1.0705in" svg:y="0.0413in" svg:viewBox="0 0 157 183" svg:d="M89 16c1-6 1-16-10-16-7 0-13 6-12 11v6l6 66-54-40c-3-2-5-3-7-3-6 0-12 6-12 12 0 7 5 8 8 11l60 29-58 28c-6 4-10 5-10 11 0 7 6 12 12 12 2 0 4 0 14-7l47-35-6 71c0 10 7 11 11 11 5 0 12-2 12-11l-7-71 55 40c4 2 5 2 7 2 6 0 12-6 12-12s-5-8-9-11c-26-12-27-12-60-28l58-28c8-4 11-6 11-12s-6-12-12-12c-2 0-3 0-14 8l-48 35z"><text:p/></draw:path><draw:path draw:style-name="gr47" draw:text-style-name="P63" svg:width="0.0984in" svg:height="0.0756in" svg:x="1.1819in" svg:y="0.0453in" svg:viewBox="0 0 251 193" svg:d="M251 30c0-19-7-30-17-30-11 0-22 10-22 20 0 4 2 9 6 13 8 7 15 18 15 36 0 16-7 41-21 61-13 18-28 33-49 33-24 0-37-16-41-39 5-11 15-39 15-51 0-4-3-9-7-9s-9 1-12 7c-5 8-10 36-10 52-14 20-31 40-58 40s-37-26-37-50c0-53 43-97 43-103 0-5-3-9-7-9-6 0-8 6-12 10-21 31-37 82-37 121 0 29 10 61 44 61 30 0 51-21 65-45 5 25 21 45 47 45 34 0 54-26 70-58 9-21 25-78 25-105z"><text:p/></draw:path><draw:path draw:style-name="gr48" draw:text-style-name="P63" svg:width="0.0354in" svg:height="0.0787in" svg:x="1.2886in" svg:y="0.0661in" svg:viewBox="0 0 91 201" svg:d="M83 11c0-5-4-11-12-11-9 0-17 7-17 17 0 5 4 11 12 11s17-9 17-17zM22 163c-2 3-3 7-3 13 0 13 12 25 29 25 30 0 43-42 43-46 0-5-5-5-5-5-4 0-4 3-6 7-7 22-20 36-32 36-6 0-7-5-7-11 0-7 2-12 5-19 3-9 6-16 9-25 3-7 13-33 15-37 1-3 2-7 2-9 0-15-12-26-29-26-30 0-43 41-43 46 0 4 4 4 5 4 5 0 5-2 6-5 7-26 20-36 31-36 5 0 8 2 8 10 0 7-2 11-9 29z"><text:p/></draw:path><draw:path draw:style-name="gr49" draw:text-style-name="P63" svg:width="0.0512in" svg:height="0.1012in" svg:x="1.3303in" svg:y="0.0661in" svg:viewBox="0 0 131 258" svg:d="M131 11c0-5-4-11-12-11-9 0-17 8-17 17 0 5 4 11 12 11s17-8 17-17zM67 212c-5 20-20 37-38 37-4 0-7 0-11-1 8-4 11-11 11-16 0-7-6-10-12-10-10 0-17 8-17 18s12 18 30 18c17 0 53-11 61-47l28-106c0-4 1-6 1-11 0-16-14-28-32-28-33 0-52 41-52 46 0 4 4 4 5 4 3 0 3-2 6-6 7-17 23-35 41-35 7 0 9 4 9 14 0 4-1 7-1 9z"><text:p/></draw:path></draw:g></text:p>
      <text:p text:style-name="P54"><text:span text:style-name="T37">w</text:span>here, again, the slope is the derivative of the sigmoid function. We then continue this process until we reach the end of the chain. <text:s/></text:p>
      <text:p text:style-name="P45"><text:tab/>After we know exactly who contributed what error, it is straightforward to change the weights according <text:span text:style-name="T37">to the usual procedure:</text:span></text:p>
      <text:p text:style-name="P36"><draw:g text:anchor-type="as-char" svg:y="-0.1189in" draw:z-index="4" draw:style-name="gr1"><svg:title>TexMaths</svg:title><svg:desc>12§display§   \omega_{ij} \leftarrow \omega_{ij} + \eta \delta_j a_i§svg§600§FALSE</svg:desc><draw:polygon draw:style-name="gr50" draw:text-style-name="P63" svg:width="1.2681in" svg:height="0.1638in" svg:x="0in" svg:y="0.0031in" svg:viewBox="0 0 3222 417" draw:points="1611,417 0,417 0,0 3222,0 3222,417"><text:p/></draw:polygon><draw:path draw:style-name="gr51" draw:text-style-name="P63" svg:width="0.0984in" svg:height="0.0756in" svg:x="0.002in" svg:y="0.0453in" svg:viewBox="0 0 251 193" svg:d="M251 30c0-19-7-30-17-30-11 0-22 10-22 20 0 4 2 9 6 13 8 7 15 18 15 36 0 16-7 41-21 61-13 18-28 33-49 33-24 0-37-16-41-39 5-11 15-39 15-51 0-4-3-9-7-9s-9 1-12 7c-5 8-10 36-10 52-14 20-31 40-58 40s-37-26-37-50c0-53 43-97 43-103 0-5-3-9-7-9-6 0-8 6-12 10-21 31-37 82-37 121 0 29 10 61 44 61 30 0 51-21 65-45 5 25 21 45 47 45 34 0 54-26 70-58 9-21 25-78 25-105z"><text:p/></draw:path><draw:path draw:style-name="gr52" draw:text-style-name="P63" svg:width="0.0354in" svg:height="0.0787in" svg:x="0.1087in" svg:y="0.0661in" svg:viewBox="0 0 91 201" svg:d="M83 11c0-5-4-11-12-11-9 0-17 7-17 17 0 5 4 11 12 11s17-9 17-17zM22 163c-2 3-3 7-3 13 0 13 12 25 29 25 30 0 43-42 43-46 0-5-5-5-5-5-4 0-4 3-6 7-7 22-20 36-32 36-6 0-7-5-7-11 0-7 2-12 5-19 3-9 6-16 9-25 3-7 13-33 15-37 1-3 2-7 2-9 0-15-12-26-29-26-30 0-43 41-43 46 0 4 4 4 5 4 5 0 5-2 6-5 7-26 20-36 31-36 5 0 8 2 8 10 0 7-2 11-9 29z"><text:p/></draw:path><draw:path draw:style-name="gr53" draw:text-style-name="P63" svg:width="0.0512in" svg:height="0.1012in" svg:x="0.15in" svg:y="0.0661in" svg:viewBox="0 0 131 258" svg:d="M131 11c0-5-4-11-12-11-9 0-17 8-17 17 0 5 4 11 12 11s17-8 17-17zM67 212c-5 20-20 37-38 37-4 0-7 0-11-1 8-4 11-11 11-16 0-7-6-10-12-10-10 0-17 8-17 18s12 18 30 18c17 0 53-11 61-47l28-106c0-4 1-6 1-11 0-16-14-28-32-28-33 0-52 41-52 46 0 4 4 4 5 4 3 0 3-2 6-6 7-17 23-35 41-35 7 0 9 4 9 14 0 4-1 7-1 9z"><text:p/></draw:path><draw:path draw:style-name="gr54" draw:text-style-name="P63" svg:width="0.1472in" svg:height="0.087in" svg:x="0.276in" svg:y="0.0335in" svg:viewBox="0 0 375 222" svg:d="M360 119c8 0 15 0 15-8 0-9-7-9-15-9h-314c24-18 34-35 38-41 19-28 23-55 23-56 0-5-5-5-9-5-7 0-8 1-9 8-10 43-35 77-83 98-5 1-6 2-6 5s2 3 6 6c44 18 73 52 83 99 1 4 2 6 9 6 4 0 9 0 9-5 0 0-4-28-22-56-8-13-20-27-39-42z"><text:p/></draw:path><draw:path draw:style-name="gr55" draw:text-style-name="P63" svg:width="0.0984in" svg:height="0.0756in" svg:x="0.4803in" svg:y="0.0453in" svg:viewBox="0 0 251 193" svg:d="M251 30c0-19-7-30-17-30-11 0-22 10-22 20 0 4 2 9 6 13 8 7 15 18 15 36 0 16-7 41-21 61-13 18-28 33-49 33-24 0-37-16-41-39 5-11 15-39 15-51 0-4-3-9-7-9s-9 1-12 7c-5 8-10 36-10 52-14 20-31 40-58 40s-37-26-37-50c0-53 43-97 43-103 0-5-3-9-7-9-6 0-8 6-12 10-21 31-37 82-37 121 0 29 10 61 44 61 30 0 51-21 65-45 5 25 21 45 47 45 34 0 54-26 70-58 9-21 25-78 25-105z"><text:p/></draw:path><draw:path draw:style-name="gr56" draw:text-style-name="P63" svg:width="0.0354in" svg:height="0.0787in" svg:x="0.587in" svg:y="0.0661in" svg:viewBox="0 0 91 201" svg:d="M83 11c0-5-4-11-12-11-9 0-17 7-17 17 0 5 4 11 12 11s17-9 17-17zM22 163c-2 3-3 7-3 13 0 13 12 25 29 25 30 0 43-42 43-46 0-5-5-5-5-5-4 0-4 3-6 7-7 22-20 36-32 36-6 0-7-5-7-11 0-7 2-12 5-19 3-9 6-16 9-25 3-7 13-33 15-37 1-3 2-7 2-9 0-15-12-26-29-26-30 0-43 41-43 46 0 4 4 4 5 4 5 0 5-2 6-5 7-26 20-36 31-36 5 0 8 2 8 10 0 7-2 11-9 29z"><text:p/></draw:path><draw:path draw:style-name="gr57" draw:text-style-name="P63" svg:width="0.0512in" svg:height="0.1012in" svg:x="0.6287in" svg:y="0.0661in" svg:viewBox="0 0 131 258" svg:d="M131 11c0-5-4-11-12-11-9 0-17 8-17 17 0 5 4 11 12 11s17-8 17-17zM67 212c-5 20-20 37-38 37-4 0-7 0-11-1 8-4 11-11 11-16 0-7-6-10-12-10-10 0-17 8-17 18s12 18 30 18c17 0 53-11 61-47l28-106c0-4 1-6 1-11 0-16-14-28-32-28-33 0-52 41-52 46 0 4 4 4 5 4 3 0 3-2 6-6 7-17 23-35 41-35 7 0 9 4 9 14 0 4-1 7-1 9z"><text:p/></draw:path><draw:path draw:style-name="gr58" draw:text-style-name="P63" svg:width="0.1106in" svg:height="0.111in" svg:x="0.7449in" svg:y="0.0217in" svg:viewBox="0 0 282 283" svg:d="M150 150h118c6 0 14 0 14-8 0-10-8-10-14-10h-118v-118c0-6 0-14-8-14-10 0-10 8-10 14v118h-118c-6 0-14 0-14 10 0 8 8 8 14 8h118v118c0 7 0 15 10 15 8 0 8-8 8-15z"><text:p/></draw:path><draw:path draw:style-name="gr59" draw:text-style-name="P63" svg:width="0.0776in" svg:height="0.1094in" svg:x="0.9063in" svg:y="0.0453in" svg:viewBox="0 0 198 279" svg:d="M194 70c3-7 4-13 4-24 0-28-17-46-49-46-33 0-55 22-65 37-2-24-20-37-40-37-19 0-27 17-31 24-7 15-13 40-13 41 0 5 5 5 5 5 5 0 5 0 7-10 7-30 16-50 31-50 7 0 13 3 13 19 0 8-1 13-7 36l-24 98c-1 6-3 16-3 18 0 8 6 12 12 12 4 0 13-4 15-12 0-2 6-21 9-32l9-38c3-10 5-18 7-29 0-3 4-16 4-18 1-5 14-28 29-40 9-7 23-14 41-14 19 0 24 14 24 29 0 2 0 10-5 27l-48 195c-1 5-1 6-1 7 0 7 3 11 10 11 14 0 17-12 18-17z"><text:p/></draw:path><draw:path draw:style-name="gr60" draw:text-style-name="P63" svg:width="0.0681in" svg:height="0.1205in" svg:x="0.9969in" svg:y="0in" svg:viewBox="0 0 174 307" svg:d="M95 117c-54 12-95 67-95 119 0 41 28 71 67 71 49 0 85-66 85-125 0-39-16-60-31-80-15-18-41-50-41-68 0-10 9-21 23-21 13 0 22 6 30 12 10 5 18 11 24 11 11 0 17-11 17-17 0-9-7-11-22-14-22-5-28-5-34-5-34 0-50 18-50 43 0 23 14 47 27 74zM100 125c10 21 22 44 22 74 0 27-15 98-55 98-24 0-41-16-41-49 0-28 16-107 74-123z"><text:p/></draw:path><draw:path draw:style-name="gr61" draw:text-style-name="P63" svg:width="0.0512in" svg:height="0.1012in" svg:x="1.0638in" svg:y="0.0661in" svg:viewBox="0 0 131 258" svg:d="M131 11c0-5-4-11-12-11-9 0-17 8-17 17 0 5 4 11 12 11s17-8 17-17zM67 212c-5 20-20 37-38 37-4 0-7 0-11-1 8-4 11-11 11-16 0-7-6-10-12-10-10 0-17 8-17 18s12 18 30 18c17 0 53-11 61-47l28-106c0-4 1-6 1-11 0-16-14-28-32-28-33 0-52 41-52 46 0 4 4 4 5 4 3 0 3-2 6-6 7-17 23-35 41-35 7 0 9 4 9 14 0 4-1 7-1 9z"><text:p/></draw:path><draw:path draw:style-name="gr62" draw:text-style-name="P63" svg:width="0.076in" svg:height="0.0756in" svg:x="1.1402in" svg:y="0.0453in" svg:viewBox="0 0 194 193" svg:d="M142 28c-9-16-21-28-40-28-49 0-102 63-102 125 0 40 23 68 56 68 9 0 30-2 56-32 3 18 18 32 38 32 16 0 25-10 31-23 7-16 13-42 13-42 0-5-3-5-4-5-5 0-5 2-6 8-8 28-16 52-33 52-12 0-13-11-13-19 0-10 1-12 6-32 5-18 5-21 10-38l14-59c4-12 4-13 4-15 0-7-5-12-12-12-11 0-17 10-18 20zM114 137c-2 9-2 9-8 16-20 24-36 30-48 30-22 0-28-23-28-40 0-20 13-73 24-92 13-26 31-41 49-41 28 0 34 35 34 37s-1 5-3 7z"><text:p/></draw:path><draw:path draw:style-name="gr63" draw:text-style-name="P63" svg:width="0.0354in" svg:height="0.0787in" svg:x="1.2272in" svg:y="0.0661in" svg:viewBox="0 0 91 201" svg:d="M83 11c0-5-4-11-12-11-9 0-17 7-17 17 0 5 4 11 12 11s17-9 17-17zM22 163c-2 3-3 7-3 13 0 13 12 25 29 25 30 0 43-42 43-46 0-5-5-5-5-5-4 0-4 3-6 7-7 22-20 36-32 36-6 0-7-5-7-11 0-7 2-12 5-19 3-9 6-16 9-25 3-7 13-33 15-37 1-3 2-7 2-9 0-15-12-26-29-26-30 0-43 41-43 46 0 4 4 4 5 4 5 0 5-2 6-5 7-26 20-36 31-36 5 0 8 2 8 10 0 7-2 11-9 29z"><text:p/></draw:path></draw:g></text:p>
      <text:p text:style-name="P55">where <draw:g text:anchor-type="as-char" svg:y="-0.0756in" draw:z-index="5" draw:style-name="gr1"><svg:title>TexMaths</svg:title><svg:desc>12§display§\eta§svg§600§FALSE</svg:desc><draw:polygon draw:style-name="gr64" draw:text-style-name="P63" svg:width="0.089in" svg:height="0.1043in" svg:x="0in" svg:y="0.002in" svg:viewBox="0 0 227 266" draw:points="113,266 0,266 0,0 227,0 227,266"><text:p/></draw:polygon><draw:path draw:style-name="gr65" draw:text-style-name="P63" svg:width="0.078in" svg:height="0.1094in" svg:x="0.0047in" svg:y="0in" svg:viewBox="0 0 199 279" svg:d="M195 70c3-7 4-13 4-24 0-28-17-46-50-46-32 0-55 22-65 37-2-24-20-37-39-37-20 0-28 17-32 24-7 15-13 40-13 41 0 5 5 5 5 5 5 0 5 0 7-10 7-30 16-50 31-50 8 0 14 3 14 19 0 8-2 13-8 36l-24 98c-1 6-3 16-3 18 0 8 6 12 12 12 5 0 13-4 15-12 0-2 6-21 9-32l10-38c2-10 4-18 7-29 0-2 3-16 3-18 2-5 15-28 29-40 10-7 23-14 41-14 20 0 24 14 24 29 0 2 0 10-4 27l-49 195c-1 5-1 6-1 8 0 6 4 10 11 10 13 0 17-12 18-16z"><text:p/></draw:path></draw:g> is the learning rate.</text:p>
      <text:p text:style-name="P56"><text:tab/>Moving from a chain to a <text:span text:style-name="T38">whole </text:span>network is actually <text:span text:style-name="T38">not that difficult, instead of only taking the error from the one neuron in the previous layer, we must include all the errors from the previous layer, so that now the error at each n perceptron in the layer i will be:</text:span></text:p>
      <text:p text:style-name="P57"><text:span text:style-name="T38"><text:s/></text:span><text:span text:style-name="T38"><draw:g text:anchor-type="as-char" svg:y="-0.1681in" draw:z-index="6" draw:style-name="gr1"><svg:title>TexMaths</svg:title><svg:desc>12§display§\delta_{ni} = slope_{ni}*\sum_k \delta_{kj}*\omega_{kij}§svg§600§FALSE</svg:desc><draw:polygon draw:style-name="gr66" draw:text-style-name="P63" svg:width="2.0264in" svg:height="0.374in" svg:x="0in" svg:y="0in" svg:viewBox="0 0 5148 951" draw:points="2573,951 0,951 0,0 5148,0 5148,951"><text:p/></draw:polygon><draw:path draw:style-name="gr67" draw:text-style-name="P63" svg:width="0.0681in" svg:height="0.1201in" svg:x="0.0071in" svg:y="0.0563in" svg:viewBox="0 0 174 306" svg:d="M95 116c-54 12-95 68-95 119 0 41 28 71 67 71 49 0 85-66 85-125 0-38-16-60-31-79-15-18-41-50-41-68 0-10 9-21 23-21 13 0 22 6 30 12 10 5 18 11 24 11 11 0 17-11 17-17 0-9-7-11-22-14-22-5-28-5-34-5-34 0-50 18-50 43 0 23 14 47 27 73zM100 125c10 20 22 43 22 73 0 28-15 98-55 98-24 0-41-17-41-49 0-27 16-107 74-122z"><text:p/></draw:path><draw:path draw:style-name="gr68" draw:text-style-name="P63" svg:width="0.0709in" svg:height="0.0524in" svg:x="0.0795in" svg:y="0.148in" svg:viewBox="0 0 181 134" svg:d="M23 113c-1 3-4 11-4 12 0 6 6 9 11 9s10-3 11-7c1-2 3-12 6-18 1-6 5-19 6-26 2-7 3-13 5-21 3-12 4-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69" draw:text-style-name="P63" svg:width="0.0354in" svg:height="0.0783in" svg:x="0.1614in" svg:y="0.122in"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70" draw:text-style-name="P63" svg:width="0.1106in" svg:height="0.039in" svg:x="0.2665in" svg:y="0.1134in" svg:viewBox="0 0 282 100" svg:d="M268 17c6 0 14 0 14-9 0-8-8-8-14-8h-254c-6 0-14 0-14 8 0 9 8 9 14 9zM268 100c6 0 14 0 14-9 0-8-8-8-14-8h-254c-6 0-14 0-14 8 0 9 8 9 14 9z"><text:p/></draw:path><draw:path draw:style-name="gr71" draw:text-style-name="P63" svg:width="0.061in" svg:height="0.0752in" svg:x="0.4413in" svg:y="0.1012in" svg:viewBox="0 0 156 192" svg:d="M144 29c-12 0-20 9-20 19 0 6 3 12 13 12 9 0 19-7 19-24 0-18-18-36-50-36-57 0-72 43-72 62 0 33 32 40 44 42 22 4 44 9 44 33 0 11-9 45-61 45-6 0-38 0-48-21 16 1 27-11 27-23 0-10-8-14-16-14-11 0-24 8-24 27 0 24 24 41 61 41 69 0 85-52 85-70 0-15-8-26-13-31-12-12-24-14-43-18-14-3-31-6-31-25 0-13 9-38 47-38 10 0 32 2 38 19z"><text:p/></draw:path><draw:path draw:style-name="gr72" draw:text-style-name="P63" svg:width="0.0354in" svg:height="0.1173in" svg:x="0.5177in" svg:y="0.0591in" svg:viewBox="0 0 91 299" svg:d="M91 5c0 0 0-5-5-5-10 0-42 4-52 5-4 0-9 0-9 8 0 5 5 5 11 5 20 0 22 4 22 7l-2 9-54 211c-1 5-2 8-2 14 0 24 19 40 38 40 15 0 26-9 33-24 8-16 13-41 13-42 0-4-4-4-5-4-5 0-5 1-6 7-8 28-15 53-33 53-12 0-12-13-12-19 0-11 0-12 2-20z"><text:p/></draw:path><draw:path draw:style-name="gr73" draw:text-style-name="P63" svg:width="0.0709in" svg:height="0.0752in" svg:x="0.5697in" svg:y="0.1012in" svg:viewBox="0 0 181 192" svg:d="M181 72c0-44-29-72-67-72-58 0-114 60-114 120 0 42 29 72 68 72 57 0 113-59 113-120zM68 182c-18 0-37-13-37-45 0-21 11-67 25-89 21-32 46-38 57-38 25 0 38 20 38 45 0 17-8 61-25 89-14 24-38 38-58 38z"><text:p/></draw:path><draw:path draw:style-name="gr74" draw:text-style-name="P63" svg:width="0.0866in" svg:height="0.1059in" svg:x="0.6386in" svg:y="0.1012in" svg:viewBox="0 0 221 270" svg:d="M32 239c-3 14-3 18-22 18-5 0-10 0-10 7 0 4 2 6 6 6 11 0 23-2 35-2 14 0 29 2 42 2 2 0 8 0 8-10 0-3-5-3-11-3-21 0-21-4-21-7 0-5 18-75 21-86 5 14 17 28 39 28 49 0 102-62 102-125 0-39-24-67-57-67-20 0-40 16-55 31-3-23-23-31-38-31-19 0-28 17-31 24-8 14-14 40-14 41 0 5 5 5 6 5 4 0 4 0 8-10 7-30 15-50 30-50 7 0 13 3 13 19 0 9-1 14-3 21zM107 55c3-12 14-24 23-30 14-13 26-15 33-15 18 0 28 14 28 39s-15 73-22 90c-14 30-35 43-50 43-28 0-34-34-34-37 0-1 0-2 1-7z"><text:p/></draw:path><draw:path draw:style-name="gr75" draw:text-style-name="P63" svg:width="0.0638in" svg:height="0.0752in" svg:x="0.7346in" svg:y="0.1012in" svg:viewBox="0 0 163 192" svg:d="M60 90c12 0 43-1 65-11 30-12 32-37 32-43 0-18-17-36-45-36-48 0-112 41-112 115 0 43 25 77 67 77 60 0 96-44 96-50 0-3-2-5-5-5-2 0-3 1-6 3-33 42-79 42-85 42-32 0-37-34-37-49 0-5 1-18 7-43zM40 80c16-64 61-70 72-70 19 0 31 12 31 26 0 44-69 44-85 44z"><text:p/></draw:path><draw:path draw:style-name="gr76" draw:text-style-name="P63" svg:width="0.0709in" svg:height="0.0524in" svg:x="0.8098in" svg:y="0.148in" svg:viewBox="0 0 181 134" svg:d="M23 113c-1 3-4 11-4 12 0 6 6 9 11 9s10-3 11-7c1-2 3-12 6-18 1-6 5-19 6-26 2-7 3-13 5-21 3-12 4-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77" draw:text-style-name="P63" svg:width="0.0354in" svg:height="0.0783in" svg:x="0.8921in" svg:y="0.122in"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78" draw:text-style-name="P63" svg:width="0.0614in" svg:height="0.0713in" svg:x="0.9902in" svg:y="0.0972in" svg:viewBox="0 0 157 182" svg:d="M89 16c1-6 1-16-10-16-7 0-13 6-12 11v6l6 66-54-40c-3-2-5-3-7-3-6 0-12 6-12 12 0 7 5 8 8 10l60 29-58 29c-6 4-10 5-10 11 0 7 6 12 12 12 2 0 4 0 14-7l47-35-6 71c0 9 7 10 11 10 5 0 12-2 12-10l-7-71 55 39c4 3 5 3 7 3 6 0 12-6 12-12s-5-9-9-11c-26-12-27-12-60-29l58-27c8-4 11-6 11-12s-6-12-12-12c-2 0-3 0-14 8l-48 35z"><text:p/></draw:path><draw:path draw:style-name="gr79" draw:text-style-name="P63" svg:width="0.2213in" svg:height="0.2323in" svg:x="1.1083in" svg:y="0.0165in" svg:viewBox="0 0 563 591" svg:d="M511 591l52-135h-11c-17 44-61 73-110 85-9 2-51 13-131 13h-256l216-252c3-3 4-5 4-6s0-2-4-7l-197-269h232c58 0 96 6 100 8 22 2 58 9 92 31 11 7 40 25 54 60h11l-52-119h-499c-10 0-11 0-12 2 0 3 0 10 0 15l223 306-218 256c-5 5-5 8-5 8 0 4 5 4 12 4z"><text:p/></draw:path><draw:path draw:style-name="gr80" draw:text-style-name="P63" svg:width="0.0571in" svg:height="0.0819in" svg:x="1.1909in" svg:y="0.2929in" svg:viewBox="0 0 146 209" svg:d="M71 8c0 0 1-3 1-4 0-2-1-4-5-4-6 0-30 2-38 2-3 2-6 2-6 8 0 4 3 4 7 4 14 0 14 2 14 4s0 5-1 7l-42 168c-1 5-1 6-1 6 0 5 4 10 10 10 8 0 12-6 14-12 0-1 13-54 14-58 22 3 39 9 39 24 0 1 0 4-1 6-2 5-2 6-2 10 0 20 18 30 33 30 29 0 37-45 37-46 0-3-4-3-5-3-3 0-5 1-6 7-3 13-12 33-26 33-7 0-10-7-10-15 0-5 0-5 1-13 0 0 2-6 2-9 0-26-35-31-48-32 8-5 20-15 25-19 14-15 30-28 47-28 3 0 7 0 9 4-13 1-15 12-15 16 0 6 4 11 12 11s16-7 16-19c0-10-7-20-22-20-17 0-33 12-48 25-12 12-22 21-35 26z"><text:p/></draw:path><draw:path draw:style-name="gr81" draw:text-style-name="P63" svg:width="0.0681in" svg:height="0.1201in" svg:x="1.3736in" svg:y="0.0563in" svg:viewBox="0 0 174 306" svg:d="M95 116c-54 12-95 68-95 119 0 41 28 71 67 71 49 0 85-66 85-125 0-38-16-60-31-79-15-18-41-50-41-68 0-10 9-21 23-21 13 0 22 6 30 12 10 5 18 11 24 11 11 0 17-11 17-17 0-9-7-11-22-14-22-5-28-5-34-5-34 0-50 18-50 43 0 23 14 47 27 73zM100 125c10 20 22 43 22 73 0 28-15 98-55 98-24 0-41-17-41-49 0-27 16-107 74-122z"><text:p/></draw:path><draw:path draw:style-name="gr82" draw:text-style-name="P63" svg:width="0.0571in" svg:height="0.0819in" svg:x="1.4492in" svg:y="0.1185in" svg:viewBox="0 0 146 209" svg:d="M71 8c0 0 1-3 1-4 0-2-1-4-5-4-6 0-30 2-38 2-3 2-6 2-6 8 0 4 3 4 7 4 14 0 14 2 14 4s0 5-1 7l-42 168c-1 5-1 6-1 6 0 5 4 10 10 10 8 0 12-6 14-12 0-1 13-54 14-58 22 3 39 9 39 24 0 1 0 4-1 6-2 5-2 6-2 10 0 20 18 30 33 30 29 0 37-45 37-46 0-3-4-3-5-3-3 0-5 1-6 7-3 13-12 33-26 33-7 0-10-7-10-15 0-5 0-5 1-13 0 0 2-6 2-9 0-26-35-31-48-32 8-5 20-15 25-19 14-15 30-28 47-28 3 0 7 0 9 4-13 1-15 12-15 16 0 6 4 11 12 11s16-7 16-19c0-10-7-20-22-20-17 0-33 12-48 25-12 12-22 21-35 26z"><text:p/></draw:path><draw:path draw:style-name="gr83" draw:text-style-name="P63" svg:width="0.0512in" svg:height="0.1008in" svg:x="1.5134in" svg:y="0.122in" svg:viewBox="0 0 131 257" svg:d="M131 11c0-5-4-11-12-11-9 0-17 8-17 17 0 5 4 11 12 11s17-8 17-17zM67 211c-5 21-20 37-38 37-4 0-7 0-11-1 8-3 11-11 11-15 0-8-6-11-12-11-10 0-17 8-17 18 0 11 12 18 30 18 17 0 53-11 61-47l28-106c0-3 1-6 1-10 0-16-14-28-32-28-33 0-52 41-52 46 0 3 4 3 5 3 3 0 3-1 6-6 7-17 23-35 41-35 7 0 9 5 9 15 0 3-1 7-1 8z"><text:p/></draw:path><draw:path draw:style-name="gr84" draw:text-style-name="P63" svg:width="0.0614in" svg:height="0.0713in" svg:x="1.6311in" svg:y="0.0972in" svg:viewBox="0 0 157 182" svg:d="M89 16c1-6 1-16-10-16-7 0-13 6-12 11v6l6 66-54-40c-3-2-5-3-7-3-6 0-12 6-12 12 0 7 5 8 8 10l60 29-58 29c-6 4-10 5-10 11 0 7 6 12 12 12 2 0 4 0 14-7l47-35-6 71c0 9 7 10 11 10 5 0 12-2 12-10l-7-71 55 39c4 3 5 3 7 3 6 0 12-6 12-12s-5-9-9-11c-26-12-27-12-60-29l58-27c8-4 11-6 11-12s-6-12-12-12c-2 0-3 0-14 8l-48 35z"><text:p/></draw:path><draw:path draw:style-name="gr85" draw:text-style-name="P63" svg:width="0.0984in" svg:height="0.0752in" svg:x="1.7429in" svg:y="0.1012in" svg:viewBox="0 0 251 192" svg:d="M251 30c0-19-7-30-17-30-11 0-22 10-22 20 0 4 2 9 6 12 8 8 15 18 15 36 0 17-7 41-21 62-13 18-28 32-49 32-24 0-37-16-41-38 5-11 15-39 15-51 0-5-3-9-7-9s-9 1-12 7c-5 8-10 36-10 51-14 21-31 40-58 40s-37-25-37-49c0-53 43-97 43-103 0-5-3-9-7-9-6 0-8 6-12 10-21 31-37 81-37 121 0 29 10 60 44 60 30 0 51-20 65-44 5 25 21 44 47 44 34 0 54-25 70-58 9-20 25-78 25-104z"><text:p/></draw:path><draw:path draw:style-name="gr86" draw:text-style-name="P63" svg:width="0.0571in" svg:height="0.0819in" svg:x="1.8528in" svg:y="0.1185in" svg:viewBox="0 0 146 209" svg:d="M71 8c0 0 1-3 1-4 0-2-1-4-5-4-6 0-30 2-38 2-3 2-6 2-6 8 0 4 3 4 7 4 14 0 14 2 14 4s0 5-1 7l-42 168c-1 5-1 6-1 6 0 5 4 10 10 10 8 0 12-6 14-12 0-1 13-54 14-58 22 3 39 9 39 24 0 1 0 4-1 6-2 5-2 6-2 10 0 20 18 30 33 30 29 0 37-45 37-46 0-3-4-3-5-3-3 0-5 1-6 7-3 13-12 33-26 33-7 0-10-7-10-15 0-5 0-5 1-13 0 0 2-6 2-9 0-26-35-31-48-32 8-5 20-15 25-19 14-15 30-28 47-28 3 0 7 0 9 4-13 1-15 12-15 16 0 6 4 11 12 11s16-7 16-19c0-10-7-20-22-20-17 0-33 12-48 25-12 12-22 21-35 26z"><text:p/></draw:path><draw:path draw:style-name="gr87" draw:text-style-name="P63" svg:width="0.0354in" svg:height="0.0783in" svg:x="1.9228in" svg:y="0.122in"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88" draw:text-style-name="P63" svg:width="0.0512in" svg:height="0.1008in" svg:x="1.9642in" svg:y="0.122in" svg:viewBox="0 0 131 257" svg:d="M131 11c0-5-4-11-12-11-9 0-17 8-17 17 0 5 4 11 12 11s17-8 17-17zM67 211c-5 21-20 37-38 37-4 0-7 0-11-1 8-3 11-11 11-15 0-8-6-11-12-11-10 0-17 8-17 18 0 11 12 18 30 18 17 0 53-11 61-47l28-106c0-3 1-6 1-10 0-16-14-28-32-28-33 0-52 41-52 46 0 3 4 3 5 3 3 0 3-1 6-6 7-17 23-35 41-35 7 0 9 5 9 15 0 3-1 7-1 8z"><text:p/></draw:path></draw:g></text:span></text:p>
      <text:p text:style-name="P58">Changing the weights is done the same way as before.</text:p>
      <text:p text:style-name="P1"><text:tab/><text:span text:style-name="T39">Moving on to the implementation of this algorithm I want to point out a difference between the math and the way I programmed the algorithm in practice. </text:span>In my <text:span text:style-name="T39">implementation what I did was that </text:span><text:s/>as soon as I discovered an error, I would then go ahead and then change the weights. This seemed <text:soft-page-break/>appropriate from a programming perspective, because it means that I did not need to have two loops. (one to discover the errors, and another to correct the weights). However, I think mathematically this is a little fishy, but in practice does not seem to cause much harm.</text:p>
      <text:p text:style-name="P1"><text:tab/>Before showing off the code that implemented this backpropagation algorithm, I want to briefly mention that my design decision to limit the <text:span text:style-name="T40">topology</text:span> to simple chains of the for<text:span text:style-name="T40">m</text:span> 2X2X...X2X1 really paid off in this algorithm because I only had three cases to consider. The absolute last output layer, the layer that came right before the output layer, and all the other layers. This made my life much simpler. Without further ado:</text:p>
      <text:p text:style-name="P51">void train(char a, char b, char c, char out, net *x, <text:span text:style-name="T4">int</text:span> <text:span text:style-name="T4">epochs</text:span>){</text:p>
      <text:p text:style-name="P51"/>
      <text:p text:style-name="P52"><text:s text:c="2"/>double RATE = 0.5;</text:p>
      <text:p text:style-name="P51"/>
      <text:p text:style-name="P51"><text:s text:c="2"/>double storage[x-&gt;size - 2][BYTE]; //activation storage, for later calculation</text:p>
      <text:p text:style-name="P51"/>
      <text:p text:style-name="P51"><text:s text:c="2"/>double input_storage[x-&gt;size -2][SIZE]; //input storage, from layer to layer</text:p>
      <text:p text:style-name="P51"/>
      <text:p text:style-name="P51"><text:s text:c="2"/>a = a|128; //usual bit masking</text:p>
      <text:p text:style-name="P51"/>
      <text:p text:style-name="P51"><text:s text:c="2"/>double *input = make_input(a,b,c); </text:p>
      <text:p text:style-name="P51"><text:s text:c="2"/>//here I call an outside function, that turns the three characters</text:p>
      <text:p text:style-name="P51"><text:s text:c="2"/>//into a vector of 24 numbers</text:p>
      <text:p text:style-name="P51"/>
      <text:p text:style-name="P51"><text:s text:c="2"/>//first we feed forward </text:p>
      <text:p text:style-name="P51"><text:s text:c="2"/>int i,n;</text:p>
      <text:p text:style-name="P51"><text:s text:c="2"/>for(i = 0 ; i &lt; x-&gt;length - 2;i++){</text:p>
      <text:p text:style-name="P51"/>
      <text:p text:style-name="P51"><text:s text:c="4"/>char b_new = activate_neuron(a,b,c,x-&gt;theta[2*i].t);</text:p>
      <text:p text:style-name="P51"><text:s text:c="4"/>c = activate_neuron(a,b,c,x-&gt;theta[2*i+1].t);</text:p>
      <text:p text:style-name="P51"><text:s text:c="4"/>b = b_new;</text:p>
      <text:p text:style-name="P51"/>
      <text:p text:style-name="P51"><text:s text:c="4"/>for(n=0; n&lt;BYTE; n++){</text:p>
      <text:p text:style-name="P51"><text:s text:c="6"/>storage[2*i][n] = sigmoid(dot(input,x-&gt;theta[2*i].t[n]));;</text:p>
      <text:p text:style-name="P51"><text:s text:c="6"/>storage[2*i+1][n] = sigmoid(dot(input, x-&gt;theta[2*i+1].t[n]));</text:p>
      <text:p text:style-name="P51"><text:s text:c="4"/>}</text:p>
      <text:p text:style-name="P51"><text:s text:c="4"/>input = make_input(a,b,c);</text:p>
      <text:p text:style-name="P51"><text:s text:c="4"/>for(n =0 ; n&lt;SIZE; n++){</text:p>
      <text:p text:style-name="P51"><text:s text:c="6"/>input_storage[i][n] = input[n];</text:p>
      <text:p text:style-name="P51"><text:s text:c="4"/>}</text:p>
      <text:p text:style-name="P51"><text:s text:c="2"/>}</text:p>
      <text:p text:style-name="P51"><text:s text:c="2"/>//our final output layer</text:p>
      <text:p text:style-name="P51"><text:s text:c="2"/>for(n=0; n&lt;BYTE; n++){</text:p>
      <text:p text:style-name="P51"><text:s text:c="4"/>storage[x-&gt;size-3][n] = <text:s/>sigmoid(dot(input, x-&gt;theta[x-&gt;size -3].t[n]));</text:p>
      <text:p text:style-name="P51"><text:soft-page-break/><text:s text:c="2"/>}</text:p>
      <text:p text:style-name="P51"/>
      <text:p text:style-name="P51"><text:s text:c="2"/>//Now we go backwards</text:p>
      <text:p text:style-name="P51"><text:s text:c="2"/><text:span text:style-name="T4">for(n=0; n&lt; epochs; n++){</text:span></text:p>
      <text:p text:style-name="P51"><text:s text:c="4"/>//we set up two temporary error arrays</text:p>
      <text:p text:style-name="P51"><text:s text:c="4"/>double error1[BYTE];</text:p>
      <text:p text:style-name="P51"><text:s text:c="4"/>double error2[BYTE];</text:p>
      <text:p text:style-name="P51"/>
      <text:p text:style-name="P51"><text:s text:c="4"/>for(i=0; i&lt;BYTE; i++){</text:p>
      <text:p text:style-name="P51"><text:s text:c="6"/>//first the output layer</text:p>
      <text:p text:style-name="P51"/>
      <text:p text:style-name="P51"><text:s text:c="6"/>error1[i] = (!!((out &lt;&lt; i) &amp; 128) - storage[x-&gt;size-3][i])*(storage[x-&gt;size-3][i])*(1-storage[x-&gt;size-3][i]);</text:p>
      <text:p text:style-name="P51"><text:s text:c="6"/>error2[i] = 0;</text:p>
      <text:p text:style-name="P51"/>
      <text:p text:style-name="P51"><text:s text:c="6"/>int j_here;</text:p>
      <text:p text:style-name="P51"><text:s text:c="6"/>for(j_here = 0 ; j_here &lt;SIZE ; j_here++){</text:p>
      <text:p text:style-name="P51"><text:s text:c="8"/>//now we change the weights <text:s/></text:p>
      <text:p text:style-name="P51"><text:s text:c="8"/>x-&gt;theta[x-&gt;size -3].t[i][j_here] += RATE*error1[i]*input_storage[x-&gt;length - 3][j_here];</text:p>
      <text:p text:style-name="P51"><text:s text:c="6"/>}</text:p>
      <text:p text:style-name="P51"><text:s text:c="4"/>}</text:p>
      <text:p text:style-name="P51"/>
      <text:p text:style-name="P51"><text:s text:c="4"/>int j;</text:p>
      <text:p text:style-name="P51"><text:s text:c="4"/>for(j = <text:s/>x-&gt;length - 2; j&gt;0; j--){</text:p>
      <text:p text:style-name="P51"><text:s text:c="6"/>if(x-&gt;layers[j+1] == 1){</text:p>
      <text:p text:style-name="P51"><text:s text:c="8"/>//for the layer right before the output layer</text:p>
      <text:p text:style-name="P51"/>
      <text:p text:style-name="P51"><text:s text:c="8"/>int m;</text:p>
      <text:p text:style-name="P51"><text:s text:c="8"/>for(m = 0; m&lt;BYTE; m++){</text:p>
      <text:p text:style-name="P51"><text:s text:c="10"/>double *activation_top = storage[2*j];</text:p>
      <text:p text:style-name="P51"><text:s text:c="10"/>double *activation_bottom = storage[2*j + 1];</text:p>
      <text:p text:style-name="P51"><text:s text:c="10"/>int j_p;</text:p>
      <text:p text:style-name="P51"><text:s text:c="10"/>for (j_p = 0;j_p&lt; BYTE; j_p ++){ </text:p>
      <text:p text:style-name="P51"><text:s text:c="12"/>error1[m] = activation_top[m]*(1 - activation_top[m])*error1[j_p]*(x-&gt;theta[x-&gt;size -3].t[m][j_p+8]);</text:p>
      <text:p text:style-name="P51"><text:s text:c="12"/>error2[m] = activation_bottom[m]*(1 - activation_bottom[m])*error1[j_p]*(x-&gt;theta[x-&gt;size -3].t[m][j_p+16]);</text:p>
      <text:p text:style-name="P51"><text:s text:c="10"/>}</text:p>
      <text:p text:style-name="P51"><text:s text:c="10"/>for(j_p = 0 ; j_p &lt;SIZE ; j_p++){</text:p>
      <text:p text:style-name="P51"><text:s text:c="12"/>x-&gt;theta[x-&gt;size - 5].t[m][j_p] += RATE*error1[m]*input_storage[x-&gt;length - 5][j_p];</text:p>
      <text:p text:style-name="P51"><text:s text:c="12"/>x-&gt;theta[x-&gt;size - 4].t[m][j_p] += RATE*error2[m]*input_storage[x-&gt;length - 4][j_p];</text:p>
      <text:p text:style-name="P51"><text:s text:c="10"/>}</text:p>
      <text:p text:style-name="P51"><text:s text:c="8"/>}</text:p>
      <text:p text:style-name="P51"><text:s text:c="6"/>} else if (x-&gt;layers[j+1] == 2){</text:p>
      <text:p text:style-name="P51"><text:s text:c="8"/>//for all other layers <text:s/></text:p>
      <text:p text:style-name="P51"/>
      <text:p text:style-name="P51"><text:s text:c="8"/>int m;</text:p>
      <text:p text:style-name="P51"><text:soft-page-break/><text:s text:c="8"/>for(m = 0; m&lt;BYTE; m++){</text:p>
      <text:p text:style-name="P51"><text:s text:c="10"/>double *activation_top = storage[2*j];</text:p>
      <text:p text:style-name="P51"><text:s text:c="10"/>double *activation_bottom = storage[2*j + 1];</text:p>
      <text:p text:style-name="P51"><text:s text:c="10"/>int j_p;</text:p>
      <text:p text:style-name="P51"><text:s text:c="10"/>for (j_p = 0;j_p&lt; BYTE; j_p ++){ </text:p>
      <text:p text:style-name="P51"><text:s text:c="12"/>double sum1 = error1[j_p]*(x-&gt;theta[2*(j)].t[m][j_p+8]) + error2[j_p]*(x-&gt;theta[2*(j)].t[m][j_p+8]);</text:p>
      <text:p text:style-name="P51"><text:s text:c="12"/>double sum2 = error1[j_p]*(x-&gt;theta[2*(j)+1].t[m][j_p+16]) + error2[j_p]*(x-&gt;theta[2*(j)+1].t[m][j_p+16]);</text:p>
      <text:p text:style-name="P51"/>
      <text:p text:style-name="P51"><text:s text:c="12"/>error1[m] = activation_top[m]*(1 - activation_top[m])*sum1;</text:p>
      <text:p text:style-name="P51"><text:s text:c="12"/>error2[m] = activation_bottom[m]*(1 - activation_bottom[m])*sum2;</text:p>
      <text:p text:style-name="P51"><text:s text:c="10"/>}</text:p>
      <text:p text:style-name="P51"><text:s text:c="10"/>for(j_p = 0 ; j_p &lt;SIZE ; j_p++){</text:p>
      <text:p text:style-name="P51"><text:s text:c="12"/>x-&gt;theta[2*(j-1)].t[m][j_p] += RATE*error1[m]*input_storage[2*j][j_p];</text:p>
      <text:p text:style-name="P51"><text:s text:c="12"/>x-&gt;theta[2*(j-1) + 1].t[m][j_p] += RATE*error2[m]*input_storage[2*j + 1][j_p];</text:p>
      <text:p text:style-name="P52"><text:s text:c="10"/>}</text:p>
      <text:p text:style-name="P51"><text:s text:c="8"/>}</text:p>
      <text:p text:style-name="P52"><text:s text:c="6"/>}</text:p>
      <text:p text:style-name="P51"><text:s text:c="4"/>}</text:p>
      <text:p text:style-name="P51"><text:s text:c="2"/>} <text:s text:c="38"/></text:p>
      <text:p text:style-name="P48"><text:span text:style-name="T12">}</text:span></text:p>
      <text:p text:style-name="P47"/>
      <text:p text:style-name="P1"><text:tab/>Couple of things to note in this algorithm. One is that I hard-wired the learning rate to be 0.5. In a future version of this program I will definitely want to be able to adjust this parameter, so I will have to take this out of the function, and use it as a parameter. Another thing to note is that one of the parameters that one can adjust is the number of epochs. As I was saying earlier, generally we will want to have a small learning rate and then repeat the learning over several examples. The number of repeated learning is usually called the number of epochs in the artificial neural network community. I do have to say, however, that my implementation is completely messed up right here, because we are not reiterating over many examples, but are instead reiterating over only one single example, which completely defeats the purpose of a small learning rate reiterated over many epochs. </text:p>
      <text:p text:style-name="P27">Batch Learning</text:p>
      <text:p text:style-name="P1"><text:tab/><text:span text:style-name="T40">With the backpropagation algorithm written, I immediately trained it on the XOR problem. As I mentioned in the previous paragraph, I never actually ended up using the epochs parameter because that was causing my algorithm to really only learn one example at a time. Then, when I trained a new </text:span><text:soft-page-break/><text:span text:style-name="T40">example, the network forgot what I had trained previously. This is a common problem in machine learning and has a few remedies. The most common remedy is to train many examples at the same time. With that in mind, here is what the code for my main function looks like:</text:span></text:p>
      <text:p text:style-name="P59">int main(){</text:p>
      <text:p text:style-name="P59"/>
      <text:p text:style-name="P59"><text:s text:c="2"/>srand(time(NULL)); //<text:span text:style-name="T41">random initialization</text:span></text:p>
      <text:p text:style-name="P59"/>
      <text:p text:style-name="P59"><text:s text:c="2"/>int layers[3] = {2,2,1};</text:p>
      <text:p text:style-name="P59"><text:s text:c="2"/>net *XOR = make_net(5,3,layers);</text:p>
      <text:p text:style-name="P59"><text:s text:c="2"/>int i;</text:p>
      <text:p text:style-name="P59"><text:s text:c="2"/>//<text:span text:style-name="T41">batch training</text:span></text:p>
      <text:p text:style-name="P59"><text:s text:c="2"/>for (i = 0; i&lt;100; i++){</text:p>
      <text:p text:style-name="P59"><text:s text:c="4"/>train(0,0,0,0^0,XOR,1);</text:p>
      <text:p text:style-name="P59"><text:s text:c="4"/>train(0,0,1,0^1,XOR,1);</text:p>
      <text:p text:style-name="P59"><text:s text:c="4"/>train(0,1,0,1^0,XOR,1);</text:p>
      <text:p text:style-name="P59"><text:s text:c="4"/>train(0,1,1,1^1,XOR,1);</text:p>
      <text:p text:style-name="P59"><text:s text:c="2"/>}</text:p>
      <text:p text:style-name="P59"><text:s text:c="2"/>print_byte(activate_net(0,0,0,XOR));</text:p>
      <text:p text:style-name="P59"><text:s text:c="2"/>print_byte(activate_net(0,0,1,XOR));</text:p>
      <text:p text:style-name="P59"><text:s text:c="2"/>print_byte(activate_net(0,1,0,XOR));</text:p>
      <text:p text:style-name="P59"><text:s text:c="2"/>print_byte(activate_net(0,1,1,XOR));</text:p>
      <text:p text:style-name="P59"/>
      <text:p text:style-name="P59"><text:s text:c="2"/>return 0;</text:p>
      <text:p text:style-name="P60"><text:span text:style-name="T42">}</text:span></text:p>
      <text:p text:style-name="P60"><text:span text:style-name="T42"/></text:p>
      <text:p text:style-name="P61">Printing to the screen exactly what we hoped.</text:p>
      <text:p text:style-name="P8">Conclusion</text:p>
      <text:p text:style-name="P62"><text:tab/><text:span text:style-name="T41">Putting together an Artificial Neural Network from scratch in C is a daunting task. However, once it is completed the network is capable of so much. While I have not had time to experiment with it yet, I am excited about all of the new things I can try next, from giving it a short term memory, to allowing a more flexible topology; from training it on some real-world examples, to finally fixing up that three-dimensional matrix problem. Most importantly it is exciting to see my computer learn, and t</text:span>he way an ANN learns is in many ways exactly the same as the way anyone learns: practice, practice, practice.</text:p>
      <text:p text:style-name="P2"/>
      <text:p text:style-name="P11">References</text:p>
      <text:p text:style-name="P19"><text:soft-page-break/></text:p>
      <text:p text:style-name="P19">[1] Voytek, Bradley. “Are There Really as Many Neurons in the Human Brain as Stars in the Milky Way?” <text:s/>Nature Publishing Group, May 20, 2013. </text:p>
      <text:p text:style-name="P20">[2] Hassoun, Mohamad. “What is a neural network and how does its operation differ from that of a digital computer? (In other words, is the brain like a computer?)” Scientific American, May 14, 2007.</text:p>
      <text:p text:style-name="P29">[3] Russel, Stuart &amp; Norvig, Peter. “Artificial Intelligence: A Modern Approach, Third Edition.” Pearson Education, Inc., 2011.</text:p>
      <text:p text:style-name="P30">[4] Plotz, David. “The Logistic Equation &amp; Euler's Method.” August 14, 2014. <text:a xlink:type="simple" xlink:href="http://nbviewer.ipython.org/github/Chuphay/chuphay.github.io/blob/master/blog/blog_8_14_14.ipynb">http://nbviewer.ipython.org/github/Chuphay/chuphay.github.io/blob/master/blog/blog_8_14_14.ipynb</text:a></text:p>
      <text:p text:style-name="P30">[5] <text:span text:style-name="T25">Franco, Leonardo &amp; Cannas, Sergio. “Solving Arithmetic Problems Using Feed-Forward Neural Networks.” <text:s/>Neurocomputing 18 (1998) 61 – 79.</text:span></text:p>
      <text:p text:style-name="P31">[6] Robins, Anthony. “Consolidation in Neural Networks and in the Sleeping Brain.” University of Otago, 1996.</text:p>
      <text:p text:style-name="P32">[7] Werbos, Paul J. “The Roots of Backpropagation: From Ordered Derivatives to Neural Networks and Political Forecasting.” John Wiley &amp; Sons, Inc. 199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M Mono 8" svg:font-family="'LM Mono 8'"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6T10:51:05.004755136</meta:creation-date>
    <dc:date>2014-11-29T16:48:23.905682625</dc:date>
    <meta:editing-duration>PT9H37M42S</meta:editing-duration>
    <meta:editing-cycles>67</meta:editing-cycles>
    <meta:generator>LibreOffice/4.2.4.2$Linux_x86 LibreOffice_project/420m0$Build-2</meta:generator>
    <meta:document-statistic meta:table-count="0" meta:image-count="0" meta:object-count="0" meta:page-count="19" meta:paragraph-count="291" meta:word-count="5663" meta:character-count="33894" meta:non-whitespace-character-count="27644"/>
  </office:meta>
</office:document-meta>
</file>